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16354"/>
        </table:table-row>
        <table:table-row table:style-name="ro1">
          <table:table-cell office:value-type="float" office:value="2.5000000000000001E-5" table:style-name="ce1">
            <text:p>0.000025</text:p>
          </table:table-cell>
          <table:table-cell office:value-type="float" office:value="1.7E-5" table:style-name="ce1">
            <text:p>0.000017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7E-5" table:style-name="ce1">
            <text:p>0.000017</text:p>
          </table:table-cell>
          <table:table-cell office:value-type="float" office:value="1.9599999999999999E-5" table:formula="of:=AVERAGE([.A2:.E2])" table:style-name="ce1">
            <text:p>0.0000196</text:p>
          </table:table-cell>
          <table:table-cell table:number-columns-repeated="2" table:style-name="ce1"/>
          <table:table-cell office:value-type="float" office:value="6.9999999999999999E-6" table:style-name="ce1">
            <text:p>0.000007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7.7999999999999999E-6" table:formula="of:=AVERAGE([.I2:.M2])" table:style-name="ce1">
            <text:p>0.0000078</text:p>
          </table:table-cell>
          <table:table-cell table:number-columns-repeated="2" table:style-name="ce1"/>
          <table:table-cell office:value-type="float" office:value="1.5E-5" table:style-name="ce1">
            <text:p>0.000015</text:p>
          </table:table-cell>
          <table:table-cell office:value-type="float" office:value="1.8E-5" table:style-name="ce1">
            <text:p>0.000018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7799999999999999E-5" table:formula="of:=AVERAGE([.Q2:.U2])" table:style-name="ce1">
            <text:p>0.0000178</text:p>
          </table:table-cell>
          <table:table-cell table:number-columns-repeated="2" table:style-name="ce1"/>
          <table:table-cell office:value-type="float" office:value="6.9999999999999999E-6" table:style-name="ce1">
            <text:p>0.000007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6.1999999999999991E-6" table:formula="of:=AVERAGE([.Y2:.AC2])" table:style-name="ce1">
            <text:p>0.0000062</text:p>
          </table:table-cell>
          <table:table-cell table:number-columns-repeated="16354"/>
        </table:table-row>
        <table:table-row table:style-name="ro1">
          <table:table-cell office:value-type="float" office:value="2.5000000000000001E-5" table:style-name="ce1">
            <text:p>0.000025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3.8999999999999999E-5" table:style-name="ce1">
            <text:p>0.000039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7799999999999998E-5" table:formula="of:=AVERAGE([.A3:.E3])" table:style-name="ce1">
            <text:p>0.0000278</text:p>
          </table:table-cell>
          <table:table-cell table:number-columns-repeated="2" table:style-name="ce1"/>
          <table:table-cell office:value-type="float" office:value="5.0000000000000004E-6" table:style-name="ce1">
            <text:p>0.000005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4.7999999999999998E-6" table:formula="of:=AVERAGE([.I3:.M3])" table:style-name="ce1">
            <text:p>0.0000048</text:p>
          </table:table-cell>
          <table:table-cell table:number-columns-repeated="2" table:style-name="ce1"/>
          <table:table-cell office:value-type="float" office:value="2.4000000000000001E-5" table:style-name="ce1">
            <text:p>0.000024</text:p>
          </table:table-cell>
          <table:table-cell office:value-type="float" office:value="2.9E-5" table:style-name="ce1">
            <text:p>0.000029</text:p>
          </table:table-cell>
          <table:table-cell office:value-type="float" office:value="2.8E-5" table:style-name="ce1">
            <text:p>0.000028</text:p>
          </table:table-cell>
          <table:table-cell office:value-type="float" office:value="2.3E-5" table:style-name="ce1">
            <text:p>0.000023</text:p>
          </table:table-cell>
          <table:table-cell office:value-type="float" office:value="2.3E-5" table:style-name="ce1">
            <text:p>0.000023</text:p>
          </table:table-cell>
          <table:table-cell office:value-type="float" office:value="2.5400000000000001E-5" table:formula="of:=AVERAGE([.Q3:.U3])" table:style-name="ce1">
            <text:p>0.0000254</text:p>
          </table:table-cell>
          <table:table-cell table:number-columns-repeated="2" table:style-name="ce1"/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4.4000000000000002E-6" table:formula="of:=AVERAGE([.Y3:.AC3])" table:style-name="ce1">
            <text:p>0.0000044</text:p>
          </table:table-cell>
          <table:table-cell table:number-columns-repeated="16354"/>
        </table:table-row>
        <table:table-row table:style-name="ro1">
          <table:table-cell office:value-type="float" office:value="3.0000000000000001E-5" table:style-name="ce1">
            <text:p>0.00003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3.4E-5" table:style-name="ce1">
            <text:p>0.000034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2.9799999999999999E-5" table:formula="of:=AVERAGE([.A4:.E4])" table:style-name="ce1">
            <text:p>0.0000298</text:p>
          </table:table-cell>
          <table:table-cell table:number-columns-repeated="2" table:style-name="ce1"/>
          <table:table-cell office:value-type="float" office:value="6.0000000000000002E-6" table:style-name="ce1">
            <text:p>0.000006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5.1999999999999993E-6" table:formula="of:=AVERAGE([.I4:.M4])" table:style-name="ce1">
            <text:p>0.0000052</text:p>
          </table:table-cell>
          <table:table-cell table:number-columns-repeated="2" table:style-name="ce1"/>
          <table:table-cell office:value-type="float" office:value="3.1000000000000001E-5" table:style-name="ce1">
            <text:p>0.000031</text:p>
          </table:table-cell>
          <table:table-cell office:value-type="float" office:value="3.1999999999999999E-5" table:style-name="ce1">
            <text:p>0.000032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3.8000000000000002E-5" table:style-name="ce1">
            <text:p>0.000038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3.3600000000000004E-5" table:formula="of:=AVERAGE([.Q4:.U4])" table:style-name="ce1">
            <text:p>0.0000336</text:p>
          </table:table-cell>
          <table:table-cell table:number-columns-repeated="2" table:style-name="ce1"/>
          <table:table-cell office:value-type="float" office:value="5.0000000000000004E-6" table:style-name="ce1">
            <text:p>0.000005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4.9999999999999996E-6" table:formula="of:=AVERAGE([.Y4:.AC4])" table:style-name="ce1">
            <text:p>0.000005</text:p>
          </table:table-cell>
          <table:table-cell table:number-columns-repeated="16354"/>
        </table:table-row>
        <table:table-row table:style-name="ro1">
          <table:table-cell office:value-type="float" office:value="3.4999999999999997E-5" table:style-name="ce1">
            <text:p>0.000035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4.3000000000000002E-5" table:style-name="ce1">
            <text:p>0.000043</text:p>
          </table:table-cell>
          <table:table-cell office:value-type="float" office:value="3.4999999999999997E-5" table:style-name="ce1">
            <text:p>0.000035</text:p>
          </table:table-cell>
          <table:table-cell office:value-type="float" office:value="3.4999999999999997E-5" table:style-name="ce1">
            <text:p>0.000035</text:p>
          </table:table-cell>
          <table:table-cell office:value-type="float" office:value="3.5800000000000003E-5" table:formula="of:=AVERAGE([.A5:.E5])" table:style-name="ce1">
            <text:p>0.0000358</text:p>
          </table:table-cell>
          <table:table-cell table:number-columns-repeated="2" table:style-name="ce1"/>
          <table:table-cell office:value-type="float" office:value="1.0000000000000001E-5" table:style-name="ce1">
            <text:p>0.00001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1E-5" table:style-name="ce1">
            <text:p>0.000011</text:p>
          </table:table-cell>
          <table:table-cell office:value-type="float" office:value="9.4000000000000015E-6" table:formula="of:=AVERAGE([.I5:.M5])" table:style-name="ce1">
            <text:p>0.0000094</text:p>
          </table:table-cell>
          <table:table-cell table:number-columns-repeated="2" table:style-name="ce1"/>
          <table:table-cell office:value-type="float" office:value="3.4E-5" table:style-name="ce1">
            <text:p>0.000034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4.1E-5" table:style-name="ce1">
            <text:p>0.000041</text:p>
          </table:table-cell>
          <table:table-cell office:value-type="float" office:value="3.3000000000000003E-5" table:style-name="ce1">
            <text:p>0.000033</text:p>
          </table:table-cell>
          <table:table-cell office:value-type="float" office:value="4.1E-5" table:formula="of:=AVERAGE([.Q5:.U5])" table:style-name="ce1">
            <text:p>0.000041</text:p>
          </table:table-cell>
          <table:table-cell table:number-columns-repeated="2" table:style-name="ce1"/>
          <table:table-cell office:value-type="float" office:value="7.9999999999999996E-6" table:style-name="ce1">
            <text:p>0.00000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8.3999999999999992E-6" table:formula="of:=AVERAGE([.Y5:.AC5])" table:style-name="ce1">
            <text:p>0.0000084</text:p>
          </table:table-cell>
          <table:table-cell table:number-columns-repeated="16354"/>
        </table:table-row>
        <table:table-row table:style-name="ro1">
          <table:table-cell office:value-type="float" office:value="5.1E-5" table:style-name="ce1">
            <text:p>0.000051</text:p>
          </table:table-cell>
          <table:table-cell office:value-type="float" office:value="4.5000000000000003E-5" table:style-name="ce1">
            <text:p>0.000045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4.6E-5" table:style-name="ce1">
            <text:p>0.000046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4.8399999999999997E-5" table:formula="of:=AVERAGE([.A6:.E6])" table:style-name="ce1">
            <text:p>0.0000484</text:p>
          </table:table-cell>
          <table:table-cell table:number-columns-repeated="2" table:style-name="ce1"/>
          <table:table-cell office:value-type="float" office:value="9.0000000000000002E-6" table:style-name="ce1">
            <text:p>0.000009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9.2E-6" table:formula="of:=AVERAGE([.I6:.M6])" table:style-name="ce1">
            <text:p>0.0000092</text:p>
          </table:table-cell>
          <table:table-cell table:number-columns-repeated="2" table:style-name="ce1"/>
          <table:table-cell office:value-type="float" office:value="5.0000000000000002E-5" table:style-name="ce1">
            <text:p>0.00005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8.6000000000000003E-5" table:style-name="ce1">
            <text:p>0.000086</text:p>
          </table:table-cell>
          <table:table-cell office:value-type="float" office:value="5.1999999999999997E-5" table:style-name="ce1">
            <text:p>0.000052</text:p>
          </table:table-cell>
          <table:table-cell office:value-type="float" office:value="6.2000000000000003E-5" table:formula="of:=AVERAGE([.Q6:.U6])" table:style-name="ce1">
            <text:p>0.000062</text:p>
          </table:table-cell>
          <table:table-cell table:number-columns-repeated="2" table:style-name="ce1"/>
          <table:table-cell office:value-type="float" office:value="9.0000000000000002E-6" table:style-name="ce1">
            <text:p>0.000009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8.3999999999999992E-6" table:formula="of:=AVERAGE([.Y6:.AC6])" table:style-name="ce1">
            <text:p>0.0000084</text:p>
          </table:table-cell>
          <table:table-cell table:number-columns-repeated="16354"/>
        </table:table-row>
        <table:table-row table:style-name="ro1">
          <table:table-cell office:value-type="float" office:value="4.3999999999999999E-5" table:style-name="ce1">
            <text:p>0.00004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4.6999999999999997E-5" table:style-name="ce1">
            <text:p>0.000047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4.6E-5" table:style-name="ce1">
            <text:p>0.000046</text:p>
          </table:table-cell>
          <table:table-cell office:value-type="float" office:value="4.3400000000000005E-5" table:formula="of:=AVERAGE([.A7:.E7])" table:style-name="ce1">
            <text:p>0.0000434</text:p>
          </table:table-cell>
          <table:table-cell table:number-columns-repeated="2" table:style-name="ce1"/>
          <table:table-cell office:value-type="float" office:value="1.4E-5" table:style-name="ce1">
            <text:p>0.000014</text:p>
          </table:table-cell>
          <table:table-cell office:value-type="float" office:value="1.1E-5" table:style-name="ce1">
            <text:p>0.000011</text:p>
          </table:table-cell>
          <table:table-cell office:value-type="float" office:value="1.1E-5" table:style-name="ce1">
            <text:p>0.000011</text:p>
          </table:table-cell>
          <table:table-cell office:value-type="float" office:value="1.4E-5" table:style-name="ce1">
            <text:p>0.000014</text:p>
          </table:table-cell>
          <table:table-cell office:value-type="float" office:value="1.5E-5" table:style-name="ce1">
            <text:p>0.000015</text:p>
          </table:table-cell>
          <table:table-cell office:value-type="float" office:value="1.2999999999999999E-5" table:formula="of:=AVERAGE([.I7:.M7])" table:style-name="ce1">
            <text:p>0.000013</text:p>
          </table:table-cell>
          <table:table-cell table:number-columns-repeated="2" table:style-name="ce1"/>
          <table:table-cell office:value-type="float" office:value="4.3000000000000002E-5" table:style-name="ce1">
            <text:p>0.000043</text:p>
          </table:table-cell>
          <table:table-cell office:value-type="float" office:value="4.8999999999999998E-5" table:style-name="ce1">
            <text:p>0.000049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4.1999999999999998E-5" table:style-name="ce1">
            <text:p>0.000042</text:p>
          </table:table-cell>
          <table:table-cell office:value-type="float" office:value="4.3000000000000002E-5" table:style-name="ce1">
            <text:p>0.000043</text:p>
          </table:table-cell>
          <table:table-cell office:value-type="float" office:value="4.74E-5" table:formula="of:=AVERAGE([.Q7:.U7])" table:style-name="ce1">
            <text:p>0.0000474</text:p>
          </table:table-cell>
          <table:table-cell table:number-columns-repeated="2" table:style-name="ce1"/>
          <table:table-cell office:value-type="float" office:value="1.1E-5" table:style-name="ce1">
            <text:p>0.000011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2E-5" table:style-name="ce1">
            <text:p>0.000012</text:p>
          </table:table-cell>
          <table:table-cell office:value-type="float" office:value="1.2E-5" table:style-name="ce1">
            <text:p>0.000012</text:p>
          </table:table-cell>
          <table:table-cell office:value-type="float" office:value="1.1600000000000001E-5" table:formula="of:=AVERAGE([.Y7:.AC7])" table:style-name="ce1">
            <text:p>0.0000116</text:p>
          </table:table-cell>
          <table:table-cell table:number-columns-repeated="16354"/>
        </table:table-row>
        <table:table-row table:style-name="ro1">
          <table:table-cell office:value-type="float" office:value="5.5000000000000002E-5" table:style-name="ce1">
            <text:p>0.000055</text:p>
          </table:table-cell>
          <table:table-cell office:value-type="float" office:value="5.3000000000000001E-5" table:style-name="ce1">
            <text:p>0.000053</text:p>
          </table:table-cell>
          <table:table-cell office:value-type="float" office:value="5.8E-5" table:style-name="ce1">
            <text:p>0.000058</text:p>
          </table:table-cell>
          <table:table-cell office:value-type="float" office:value="6.2000000000000003E-5" table:style-name="ce1">
            <text:p>0.000062</text:p>
          </table:table-cell>
          <table:table-cell office:value-type="float" office:value="5.3000000000000001E-5" table:style-name="ce1">
            <text:p>0.000053</text:p>
          </table:table-cell>
          <table:table-cell office:value-type="float" office:value="5.6199999999999997E-5" table:formula="of:=AVERAGE([.A8:.E8])" table:style-name="ce1">
            <text:p>0.0000562</text:p>
          </table:table-cell>
          <table:table-cell table:number-columns-repeated="2" table:style-name="ce1"/>
          <table:table-cell office:value-type="float" office:value="1.8E-5" table:style-name="ce1">
            <text:p>0.000018</text:p>
          </table:table-cell>
          <table:table-cell office:value-type="float" office:value="1.4E-5" table:style-name="ce1">
            <text:p>0.000014</text:p>
          </table:table-cell>
          <table:table-cell office:value-type="float" office:value="1.4E-5" table:style-name="ce1">
            <text:p>0.000014</text:p>
          </table:table-cell>
          <table:table-cell office:value-type="float" office:value="1.7E-5" table:style-name="ce1">
            <text:p>0.000017</text:p>
          </table:table-cell>
          <table:table-cell office:value-type="float" office:value="1.7E-5" table:style-name="ce1">
            <text:p>0.000017</text:p>
          </table:table-cell>
          <table:table-cell office:value-type="float" office:value="1.5999999999999999E-5" table:formula="of:=AVERAGE([.I8:.M8])" table:style-name="ce1">
            <text:p>0.000016</text:p>
          </table:table-cell>
          <table:table-cell table:number-columns-repeated="2" table:style-name="ce1"/>
          <table:table-cell office:value-type="float" office:value="5.3999999999999998E-5" table:style-name="ce1">
            <text:p>0.000054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5.5999999999999999E-5" table:style-name="ce1">
            <text:p>0.000056</text:p>
          </table:table-cell>
          <table:table-cell office:value-type="float" office:value="1.0900000000000001E-4" table:style-name="ce1">
            <text:p>0.000109</text:p>
          </table:table-cell>
          <table:table-cell office:value-type="float" office:value="5.5000000000000002E-5" table:style-name="ce1">
            <text:p>0.000055</text:p>
          </table:table-cell>
          <table:table-cell office:value-type="float" office:value="6.6799999999999997E-5" table:formula="of:=AVERAGE([.Q8:.U8])" table:style-name="ce1">
            <text:p>0.0000668</text:p>
          </table:table-cell>
          <table:table-cell table:number-columns-repeated="2" table:style-name="ce1"/>
          <table:table-cell office:value-type="float" office:value="2.3E-5" table:style-name="ce1">
            <text:p>0.000023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1.4E-5" table:style-name="ce1">
            <text:p>0.000014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1.5799999999999998E-5" table:formula="of:=AVERAGE([.Y8:.AC8])" table:style-name="ce1">
            <text:p>0.0000158</text:p>
          </table:table-cell>
          <table:table-cell table:number-columns-repeated="16354"/>
        </table:table-row>
        <table:table-row table:style-name="ro1">
          <table:table-cell office:value-type="float" office:value="7.1000000000000005E-5" table:style-name="ce1">
            <text:p>0.000071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6.6000000000000005E-5" table:style-name="ce1">
            <text:p>0.000066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6.7999999999999999E-5" table:style-name="ce1">
            <text:p>0.000068</text:p>
          </table:table-cell>
          <table:table-cell office:value-type="float" office:value="6.8800000000000005E-5" table:formula="of:=AVERAGE([.A9:.E9])" table:style-name="ce1">
            <text:p>0.0000688</text:p>
          </table:table-cell>
          <table:table-cell table:number-columns-repeated="2" table:style-name="ce1"/>
          <table:table-cell office:value-type="float" office:value="2.0999999999999999E-5" table:style-name="ce1">
            <text:p>0.000021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2.0999999999999999E-5" table:style-name="ce1">
            <text:p>0.000021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88E-5" table:formula="of:=AVERAGE([.I9:.M9])" table:style-name="ce1">
            <text:p>0.0000188</text:p>
          </table:table-cell>
          <table:table-cell table:number-columns-repeated="2" table:style-name="ce1"/>
          <table:table-cell office:value-type="float" office:value="6.9999999999999994E-5" table:style-name="ce1">
            <text:p>0.00007</text:p>
          </table:table-cell>
          <table:table-cell office:value-type="float" office:value="9.2999999999999997E-5" table:style-name="ce1">
            <text:p>0.000093</text:p>
          </table:table-cell>
          <table:table-cell office:value-type="float" office:value="8.5000000000000006E-5" table:style-name="ce1">
            <text:p>0.000085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6.7999999999999999E-5" table:style-name="ce1">
            <text:p>0.000068</text:p>
          </table:table-cell>
          <table:table-cell office:value-type="float" office:value="7.7000000000000001E-5" table:formula="of:=AVERAGE([.Q9:.U9])" table:style-name="ce1">
            <text:p>0.000077</text:p>
          </table:table-cell>
          <table:table-cell table:number-columns-repeated="2" table:style-name="ce1"/>
          <table:table-cell office:value-type="float" office:value="1.7E-5" table:style-name="ce1">
            <text:p>0.000017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7E-5" table:style-name="ce1">
            <text:p>0.000017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1.7200000000000001E-5" table:formula="of:=AVERAGE([.Y9:.AC9])" table:style-name="ce1">
            <text:p>0.0000172</text:p>
          </table:table-cell>
          <table:table-cell table:number-columns-repeated="16354"/>
        </table:table-row>
        <table:table-row table:style-name="ro1">
          <table:table-cell office:value-type="float" office:value="7.2000000000000002E-5" table:style-name="ce1">
            <text:p>0.000072</text:p>
          </table:table-cell>
          <table:table-cell office:value-type="float" office:value="7.2000000000000002E-5" table:style-name="ce1">
            <text:p>0.000072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7.1000000000000005E-5" table:style-name="ce1">
            <text:p>0.000071</text:p>
          </table:table-cell>
          <table:table-cell office:value-type="float" office:value="7.1999999999999988E-5" table:formula="of:=AVERAGE([.A10:.E10])" table:style-name="ce1">
            <text:p>0.000072</text:p>
          </table:table-cell>
          <table:table-cell table:number-columns-repeated="2" table:style-name="ce1"/>
          <table:table-cell office:value-type="float" office:value="2.5999999999999998E-5" table:style-name="ce1">
            <text:p>0.000026</text:p>
          </table:table-cell>
          <table:table-cell office:value-type="float" office:value="2.3E-5" table:style-name="ce1">
            <text:p>0.000023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2.48E-5" table:formula="of:=AVERAGE([.I10:.M10])" table:style-name="ce1">
            <text:p>0.0000248</text:p>
          </table:table-cell>
          <table:table-cell table:number-columns-repeated="2" table:style-name="ce1"/>
          <table:table-cell office:value-type="float" office:value="7.1000000000000005E-5" table:style-name="ce1">
            <text:p>0.000071</text:p>
          </table:table-cell>
          <table:table-cell office:value-type="float" office:value="7.8999999999999996E-5" table:style-name="ce1">
            <text:p>0.000079</text:p>
          </table:table-cell>
          <table:table-cell office:value-type="float" office:value="7.1000000000000005E-5" table:style-name="ce1">
            <text:p>0.000071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7.1000000000000005E-5" table:style-name="ce1">
            <text:p>0.000071</text:p>
          </table:table-cell>
          <table:table-cell office:value-type="float" office:value="7.2999999999999999E-5" table:formula="of:=AVERAGE([.Q10:.U10])" table:style-name="ce1">
            <text:p>0.000073</text:p>
          </table:table-cell>
          <table:table-cell table:number-columns-repeated="2" table:style-name="ce1"/>
          <table:table-cell office:value-type="float" office:value="2.1999999999999999E-5" table:style-name="ce1">
            <text:p>0.000022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0999999999999999E-5" table:style-name="ce1">
            <text:p>0.000021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2799999999999995E-5" table:formula="of:=AVERAGE([.Y10:.AC10])" table:style-name="ce1">
            <text:p>0.0000228</text:p>
          </table:table-cell>
          <table:table-cell table:number-columns-repeated="16354"/>
        </table:table-row>
        <table:table-row table:style-name="ro1">
          <table:table-cell office:value-type="float" office:value="6.7000000000000002E-5" table:style-name="ce1">
            <text:p>0.000067</text:p>
          </table:table-cell>
          <table:table-cell office:value-type="float" office:value="7.6000000000000004E-5" table:style-name="ce1">
            <text:p>0.000076</text:p>
          </table:table-cell>
          <table:table-cell office:value-type="float" office:value="7.3999999999999996E-5" table:style-name="ce1">
            <text:p>0.000074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6.6000000000000005E-5" table:style-name="ce1">
            <text:p>0.000066</text:p>
          </table:table-cell>
          <table:table-cell office:value-type="float" office:value="7.1199999999999996E-5" table:formula="of:=AVERAGE([.A11:.E11])" table:style-name="ce1">
            <text:p>0.0000712</text:p>
          </table:table-cell>
          <table:table-cell table:number-columns-repeated="2" table:style-name="ce1"/>
          <table:table-cell office:value-type="float" office:value="2.8E-5" table:style-name="ce1">
            <text:p>0.000028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9E-5" table:style-name="ce1">
            <text:p>0.000029</text:p>
          </table:table-cell>
          <table:table-cell office:value-type="float" office:value="2.9E-5" table:style-name="ce1">
            <text:p>0.000029</text:p>
          </table:table-cell>
          <table:table-cell office:value-type="float" office:value="2.6800000000000001E-5" table:formula="of:=AVERAGE([.I11:.M11])" table:style-name="ce1">
            <text:p>0.0000268</text:p>
          </table:table-cell>
          <table:table-cell table:number-columns-repeated="2" table:style-name="ce1"/>
          <table:table-cell office:value-type="float" office:value="6.6000000000000005E-5" table:style-name="ce1">
            <text:p>0.000066</text:p>
          </table:table-cell>
          <table:table-cell office:value-type="float" office:value="1.08E-4" table:style-name="ce1">
            <text:p>0.000108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7.3999999999999996E-5" table:style-name="ce1">
            <text:p>0.000074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8.0599999999999994E-5" table:formula="of:=AVERAGE([.Q11:.U11])" table:style-name="ce1">
            <text:p>0.0000806</text:p>
          </table:table-cell>
          <table:table-cell table:number-columns-repeated="2" table:style-name="ce1"/>
          <table:table-cell office:value-type="float" office:value="2.4000000000000001E-5" table:style-name="ce1">
            <text:p>0.000024</text:p>
          </table:table-cell>
          <table:table-cell office:value-type="float" office:value="2.8E-5" table:style-name="ce1">
            <text:p>0.000028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3E-5" table:style-name="ce1">
            <text:p>0.000023</text:p>
          </table:table-cell>
          <table:table-cell office:value-type="float" office:value="2.3E-5" table:style-name="ce1">
            <text:p>0.000023</text:p>
          </table:table-cell>
          <table:table-cell office:value-type="float" office:value="2.4000000000000004E-5" table:formula="of:=AVERAGE([.Y11:.AC11])" table:style-name="ce1">
            <text:p>0.000024</text:p>
          </table:table-cell>
          <table:table-cell table:number-columns-repeated="16354"/>
        </table:table-row>
        <table:table-row table:style-name="ro1">
          <table:table-cell office:value-type="float" office:value="1.22E-4" table:style-name="ce1">
            <text:p>0.000122</text:p>
          </table:table-cell>
          <table:table-cell office:value-type="float" office:value="1.3100000000000001E-4" table:style-name="ce1">
            <text:p>0.000131</text:p>
          </table:table-cell>
          <table:table-cell office:value-type="float" office:value="1.8100000000000001E-4" table:style-name="ce1">
            <text:p>0.000181</text:p>
          </table:table-cell>
          <table:table-cell office:value-type="float" office:value="1.22E-4" table:style-name="ce1">
            <text:p>0.000122</text:p>
          </table:table-cell>
          <table:table-cell office:value-type="float" office:value="1.22E-4" table:style-name="ce1">
            <text:p>0.000122</text:p>
          </table:table-cell>
          <table:table-cell office:value-type="float" office:value="1.3560000000000002E-4" table:formula="of:=AVERAGE([.A12:.E12])" table:style-name="ce1">
            <text:p>0.0001356</text:p>
          </table:table-cell>
          <table:table-cell table:number-columns-repeated="2" table:style-name="ce1"/>
          <table:table-cell office:value-type="float" office:value="7.4999999999999993E-5" table:style-name="ce1">
            <text:p>0.000075</text:p>
          </table:table-cell>
          <table:table-cell office:value-type="float" office:value="6.3E-5" table:style-name="ce1">
            <text:p>0.000063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7.6000000000000004E-5" table:style-name="ce1">
            <text:p>0.000076</text:p>
          </table:table-cell>
          <table:table-cell office:value-type="float" office:value="7.7999999999999999E-5" table:style-name="ce1">
            <text:p>0.000078</text:p>
          </table:table-cell>
          <table:table-cell office:value-type="float" office:value="7.0199999999999999E-5" table:formula="of:=AVERAGE([.I12:.M12])" table:style-name="ce1">
            <text:p>0.0000702</text:p>
          </table:table-cell>
          <table:table-cell table:number-columns-repeated="2" table:style-name="ce1"/>
          <table:table-cell office:value-type="float" office:value="1.2799999999999999E-4" table:style-name="ce1">
            <text:p>0.000128</text:p>
          </table:table-cell>
          <table:table-cell office:value-type="float" office:value="1.44E-4" table:style-name="ce1">
            <text:p>0.000144</text:p>
          </table:table-cell>
          <table:table-cell office:value-type="float" office:value="1.47E-4" table:style-name="ce1">
            <text:p>0.000147</text:p>
          </table:table-cell>
          <table:table-cell office:value-type="float" office:value="1.25E-4" table:style-name="ce1">
            <text:p>0.000125</text:p>
          </table:table-cell>
          <table:table-cell office:value-type="float" office:value="1.21E-4" table:style-name="ce1">
            <text:p>0.000121</text:p>
          </table:table-cell>
          <table:table-cell office:value-type="float" office:value="1.3300000000000001E-4" table:formula="of:=AVERAGE([.Q12:.U12])" table:style-name="ce1">
            <text:p>0.000133</text:p>
          </table:table-cell>
          <table:table-cell table:number-columns-repeated="2" table:style-name="ce1"/>
          <table:table-cell office:value-type="float" office:value="5.8999999999999998E-5" table:style-name="ce1">
            <text:p>0.000059</text:p>
          </table:table-cell>
          <table:table-cell office:value-type="float" office:value="7.2000000000000002E-5" table:style-name="ce1">
            <text:p>0.000072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6.2600000000000004E-5" table:formula="of:=AVERAGE([.Y12:.AC12])" table:style-name="ce1">
            <text:p>0.0000626</text:p>
          </table:table-cell>
          <table:table-cell table:number-columns-repeated="16354"/>
        </table:table-row>
        <table:table-row table:style-name="ro1">
          <table:table-cell office:value-type="float" office:value="6.29E-4" table:style-name="ce1">
            <text:p>0.000629</text:p>
          </table:table-cell>
          <table:table-cell office:value-type="float" office:value="6.1300000000000005E-4" table:style-name="ce1">
            <text:p>0.000613</text:p>
          </table:table-cell>
          <table:table-cell office:value-type="float" office:value="7.4299999999999995E-4" table:style-name="ce1">
            <text:p>0.000743</text:p>
          </table:table-cell>
          <table:table-cell office:value-type="float" office:value="6.8499999999999995E-4" table:style-name="ce1">
            <text:p>0.000685</text:p>
          </table:table-cell>
          <table:table-cell office:value-type="float" office:value="6.1499999999999999E-4" table:style-name="ce1">
            <text:p>0.000615</text:p>
          </table:table-cell>
          <table:table-cell office:value-type="float" office:value="6.5699999999999992E-4" table:formula="of:=AVERAGE([.A13:.E13])" table:style-name="ce1">
            <text:p>0.000657</text:p>
          </table:table-cell>
          <table:table-cell table:number-columns-repeated="2" table:style-name="ce1"/>
          <table:table-cell office:value-type="float" office:value="4.0499999999999998E-4" table:style-name="ce1">
            <text:p>0.000405</text:p>
          </table:table-cell>
          <table:table-cell office:value-type="float" office:value="4.2299999999999998E-4" table:style-name="ce1">
            <text:p>0.000423</text:p>
          </table:table-cell>
          <table:table-cell office:value-type="float" office:value="3.68E-4" table:style-name="ce1">
            <text:p>0.000368</text:p>
          </table:table-cell>
          <table:table-cell office:value-type="float" office:value="4.6200000000000001E-4" table:style-name="ce1">
            <text:p>0.000462</text:p>
          </table:table-cell>
          <table:table-cell office:value-type="float" office:value="3.8400000000000001E-4" table:style-name="ce1">
            <text:p>0.000384</text:p>
          </table:table-cell>
          <table:table-cell office:value-type="float" office:value="4.0840000000000001E-4" table:formula="of:=AVERAGE([.I13:.M13])" table:style-name="ce1">
            <text:p>0.0004084</text:p>
          </table:table-cell>
          <table:table-cell table:number-columns-repeated="2" table:style-name="ce1"/>
          <table:table-cell office:value-type="float" office:value="5.9199999999999997E-4" table:style-name="ce1">
            <text:p>0.000592</text:p>
          </table:table-cell>
          <table:table-cell office:value-type="float" office:value="6.8300000000000001E-4" table:style-name="ce1">
            <text:p>0.000683</text:p>
          </table:table-cell>
          <table:table-cell office:value-type="float" office:value="6.3100000000000005E-4" table:style-name="ce1">
            <text:p>0.000631</text:p>
          </table:table-cell>
          <table:table-cell office:value-type="float" office:value="6.4199999999999999E-4" table:style-name="ce1">
            <text:p>0.000642</text:p>
          </table:table-cell>
          <table:table-cell office:value-type="float" office:value="6.9399999999999996E-4" table:style-name="ce1">
            <text:p>0.000694</text:p>
          </table:table-cell>
          <table:table-cell office:value-type="float" office:value="6.4840000000000004E-4" table:formula="of:=AVERAGE([.Q13:.U13])" table:style-name="ce1">
            <text:p>0.0006484</text:p>
          </table:table-cell>
          <table:table-cell table:number-columns-repeated="2" table:style-name="ce1"/>
          <table:table-cell office:value-type="float" office:value="3.59E-4" table:style-name="ce1">
            <text:p>0.000359</text:p>
          </table:table-cell>
          <table:table-cell office:value-type="float" office:value="3.68E-4" table:style-name="ce1">
            <text:p>0.000368</text:p>
          </table:table-cell>
          <table:table-cell office:value-type="float" office:value="3.9800000000000002E-4" table:style-name="ce1">
            <text:p>0.000398</text:p>
          </table:table-cell>
          <table:table-cell office:value-type="float" office:value="4.4099999999999999E-4" table:style-name="ce1">
            <text:p>0.000441</text:p>
          </table:table-cell>
          <table:table-cell office:value-type="float" office:value="3.57E-4" table:style-name="ce1">
            <text:p>0.000357</text:p>
          </table:table-cell>
          <table:table-cell office:value-type="float" office:value="3.8460000000000002E-4" table:formula="of:=AVERAGE([.Y13:.AC13])" table:style-name="ce1">
            <text:p>0.0003846</text:p>
          </table:table-cell>
          <table:table-cell table:number-columns-repeated="16354"/>
        </table:table-row>
        <table:table-row table:style-name="ro1">
          <table:table-cell office:value-type="float" office:value="6.7299999999999999E-4" table:style-name="ce1">
            <text:p>0.000673</text:p>
          </table:table-cell>
          <table:table-cell office:value-type="float" office:value="6.7599999999999995E-4" table:style-name="ce1">
            <text:p>0.000676</text:p>
          </table:table-cell>
          <table:table-cell office:value-type="float" office:value="6.7400000000000001E-4" table:style-name="ce1">
            <text:p>0.000674</text:p>
          </table:table-cell>
          <table:table-cell office:value-type="float" office:value="7.8799999999999996E-4" table:style-name="ce1">
            <text:p>0.000788</text:p>
          </table:table-cell>
          <table:table-cell office:value-type="float" office:value="6.5799999999999995E-4" table:style-name="ce1">
            <text:p>0.000658</text:p>
          </table:table-cell>
          <table:table-cell office:value-type="float" office:value="6.9379999999999995E-4" table:formula="of:=AVERAGE([.A14:.E14])" table:style-name="ce1">
            <text:p>0.0006938</text:p>
          </table:table-cell>
          <table:table-cell table:number-columns-repeated="2" table:style-name="ce1"/>
          <table:table-cell office:value-type="float" office:value="4.5100000000000001E-4" table:style-name="ce1">
            <text:p>0.000451</text:p>
          </table:table-cell>
          <table:table-cell office:value-type="float" office:value="5.2300000000000003E-4" table:style-name="ce1">
            <text:p>0.000523</text:p>
          </table:table-cell>
          <table:table-cell office:value-type="float" office:value="4.46E-4" table:style-name="ce1">
            <text:p>0.000446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4.5199999999999998E-4" table:style-name="ce1">
            <text:p>0.000452</text:p>
          </table:table-cell>
          <table:table-cell office:value-type="float" office:value="4.6640000000000006E-4" table:formula="of:=AVERAGE([.I14:.M14])" table:style-name="ce1">
            <text:p>0.0004664</text:p>
          </table:table-cell>
          <table:table-cell table:number-columns-repeated="2" table:style-name="ce1"/>
          <table:table-cell office:value-type="float" office:value="6.6600000000000003E-4" table:style-name="ce1">
            <text:p>0.000666</text:p>
          </table:table-cell>
          <table:table-cell office:value-type="float" office:value="7.7499999999999997E-4" table:style-name="ce1">
            <text:p>0.000775</text:p>
          </table:table-cell>
          <table:table-cell office:value-type="float" office:value="6.9200000000000002E-4" table:style-name="ce1">
            <text:p>0.000692</text:p>
          </table:table-cell>
          <table:table-cell office:value-type="float" office:value="9.1100000000000003E-4" table:style-name="ce1">
            <text:p>0.000911</text:p>
          </table:table-cell>
          <table:table-cell office:value-type="float" office:value="7.2199999999999999E-4" table:style-name="ce1">
            <text:p>0.000722</text:p>
          </table:table-cell>
          <table:table-cell office:value-type="float" office:value="7.5319999999999998E-4" table:formula="of:=AVERAGE([.Q14:.U14])" table:style-name="ce1">
            <text:p>0.0007532</text:p>
          </table:table-cell>
          <table:table-cell table:number-columns-repeated="2" table:style-name="ce1"/>
          <table:table-cell office:value-type="float" office:value="4.84E-4" table:style-name="ce1">
            <text:p>0.000484</text:p>
          </table:table-cell>
          <table:table-cell office:value-type="float" office:value="4.44E-4" table:style-name="ce1">
            <text:p>0.000444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9600000000000002E-4" table:style-name="ce1">
            <text:p>0.000496</text:p>
          </table:table-cell>
          <table:table-cell office:value-type="float" office:value="4.6039999999999997E-4" table:formula="of:=AVERAGE([.Y14:.AC14])" table:style-name="ce1">
            <text:p>0.0004604</text:p>
          </table:table-cell>
          <table:table-cell table:number-columns-repeated="16354"/>
        </table:table-row>
        <table:table-row table:style-name="ro1">
          <table:table-cell office:value-type="float" office:value="7.0899999999999999E-4" table:style-name="ce1">
            <text:p>0.000709</text:p>
          </table:table-cell>
          <table:table-cell office:value-type="float" office:value="6.87E-4" table:style-name="ce1">
            <text:p>0.000687</text:p>
          </table:table-cell>
          <table:table-cell office:value-type="float" office:value="1.0460000000000001E-3" table:style-name="ce1">
            <text:p>0.001046</text:p>
          </table:table-cell>
          <table:table-cell office:value-type="float" office:value="6.8099999999999996E-4" table:style-name="ce1">
            <text:p>0.000681</text:p>
          </table:table-cell>
          <table:table-cell office:value-type="float" office:value="6.9200000000000002E-4" table:style-name="ce1">
            <text:p>0.000692</text:p>
          </table:table-cell>
          <table:table-cell office:value-type="float" office:value="7.6300000000000001E-4" table:formula="of:=AVERAGE([.A15:.E15])" table:style-name="ce1">
            <text:p>0.000763</text:p>
          </table:table-cell>
          <table:table-cell table:number-columns-repeated="2" table:style-name="ce1"/>
          <table:table-cell office:value-type="float" office:value="5.13E-4" table:style-name="ce1">
            <text:p>0.000513</text:p>
          </table:table-cell>
          <table:table-cell office:value-type="float" office:value="5.8600000000000004E-4" table:style-name="ce1">
            <text:p>0.000586</text:p>
          </table:table-cell>
          <table:table-cell office:value-type="float" office:value="5.2800000000000004E-4" table:style-name="ce1">
            <text:p>0.000528</text:p>
          </table:table-cell>
          <table:table-cell office:value-type="float" office:value="5.1800000000000001E-4" table:style-name="ce1">
            <text:p>0.000518</text:p>
          </table:table-cell>
          <table:table-cell office:value-type="float" office:value="5.1699999999999999E-4" table:style-name="ce1">
            <text:p>0.000517</text:p>
          </table:table-cell>
          <table:table-cell office:value-type="float" office:value="5.3240000000000004E-4" table:formula="of:=AVERAGE([.I15:.M15])" table:style-name="ce1">
            <text:p>0.0005324</text:p>
          </table:table-cell>
          <table:table-cell table:number-columns-repeated="2" table:style-name="ce1"/>
          <table:table-cell office:value-type="float" office:value="7.6900000000000004E-4" table:style-name="ce1">
            <text:p>0.000769</text:p>
          </table:table-cell>
          <table:table-cell office:value-type="float" office:value="7.6900000000000004E-4" table:style-name="ce1">
            <text:p>0.000769</text:p>
          </table:table-cell>
          <table:table-cell office:value-type="float" office:value="8.3500000000000002E-4" table:style-name="ce1">
            <text:p>0.000835</text:p>
          </table:table-cell>
          <table:table-cell office:value-type="float" office:value="7.5799999999999999E-4" table:style-name="ce1">
            <text:p>0.000758</text:p>
          </table:table-cell>
          <table:table-cell office:value-type="float" office:value="7.2800000000000002E-4" table:style-name="ce1">
            <text:p>0.000728</text:p>
          </table:table-cell>
          <table:table-cell office:value-type="float" office:value="7.718E-4" table:formula="of:=AVERAGE([.Q15:.U15])" table:style-name="ce1">
            <text:p>0.0007718</text:p>
          </table:table-cell>
          <table:table-cell table:number-columns-repeated="2" table:style-name="ce1"/>
          <table:table-cell office:value-type="float" office:value="5.1900000000000004E-4" table:style-name="ce1">
            <text:p>0.000519</text:p>
          </table:table-cell>
          <table:table-cell office:value-type="float" office:value="5.2899999999999996E-4" table:style-name="ce1">
            <text:p>0.000529</text:p>
          </table:table-cell>
          <table:table-cell office:value-type="float" office:value="5.7700000000000004E-4" table:style-name="ce1">
            <text:p>0.000577</text:p>
          </table:table-cell>
          <table:table-cell office:value-type="float" office:value="5.5900000000000004E-4" table:style-name="ce1">
            <text:p>0.000559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5.4080000000000003E-4" table:formula="of:=AVERAGE([.Y15:.AC15])" table:style-name="ce1">
            <text:p>0.0005408</text:p>
          </table:table-cell>
          <table:table-cell table:number-columns-repeated="16354"/>
        </table:table-row>
        <table:table-row table:style-name="ro1">
          <table:table-cell office:value-type="float" office:value="8.2600000000000002E-4" table:style-name="ce1">
            <text:p>0.000826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8.92E-4" table:style-name="ce1">
            <text:p>0.000892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8.9700000000000001E-4" table:style-name="ce1">
            <text:p>0.000897</text:p>
          </table:table-cell>
          <table:table-cell office:value-type="float" office:value="8.5999999999999998E-4" table:formula="of:=AVERAGE([.A16:.E16])" table:style-name="ce1">
            <text:p>0.00086</text:p>
          </table:table-cell>
          <table:table-cell table:number-columns-repeated="2" table:style-name="ce1"/>
          <table:table-cell office:value-type="float" office:value="6.1600000000000001E-4" table:style-name="ce1">
            <text:p>0.000616</text:p>
          </table:table-cell>
          <table:table-cell office:value-type="float" office:value="6.8199999999999999E-4" table:style-name="ce1">
            <text:p>0.000682</text:p>
          </table:table-cell>
          <table:table-cell office:value-type="float" office:value="6.1600000000000001E-4" table:style-name="ce1">
            <text:p>0.000616</text:p>
          </table:table-cell>
          <table:table-cell office:value-type="float" office:value="6.1700000000000004E-4" table:style-name="ce1">
            <text:p>0.000617</text:p>
          </table:table-cell>
          <table:table-cell office:value-type="float" office:value="6.1899999999999998E-4" table:style-name="ce1">
            <text:p>0.000619</text:p>
          </table:table-cell>
          <table:table-cell office:value-type="float" office:value="6.3000000000000003E-4" table:formula="of:=AVERAGE([.I16:.M16])" table:style-name="ce1">
            <text:p>0.00063</text:p>
          </table:table-cell>
          <table:table-cell table:number-columns-repeated="2" table:style-name="ce1"/>
          <table:table-cell office:value-type="float" office:value="8.6399999999999997E-4" table:style-name="ce1">
            <text:p>0.000864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8.8099999999999995E-4" table:style-name="ce1">
            <text:p>0.000881</text:p>
          </table:table-cell>
          <table:table-cell office:value-type="float" office:value="8.4199999999999998E-4" table:style-name="ce1">
            <text:p>0.000842</text:p>
          </table:table-cell>
          <table:table-cell office:value-type="float" office:value="8.1700000000000002E-4" table:style-name="ce1">
            <text:p>0.000817</text:p>
          </table:table-cell>
          <table:table-cell office:value-type="float" office:value="8.7880000000000011E-4" table:formula="of:=AVERAGE([.Q16:.U16])" table:style-name="ce1">
            <text:p>0.0008788</text:p>
          </table:table-cell>
          <table:table-cell table:number-columns-repeated="2" table:style-name="ce1"/>
          <table:table-cell office:value-type="float" office:value="6.3000000000000003E-4" table:style-name="ce1">
            <text:p>0.00063</text:p>
          </table:table-cell>
          <table:table-cell office:value-type="float" office:value="6.5899999999999997E-4" table:style-name="ce1">
            <text:p>0.000659</text:p>
          </table:table-cell>
          <table:table-cell office:value-type="float" office:value="6.7500000000000004E-4" table:style-name="ce1">
            <text:p>0.000675</text:p>
          </table:table-cell>
          <table:table-cell office:value-type="float" office:value="6.0899999999999995E-4" table:style-name="ce1">
            <text:p>0.000609</text:p>
          </table:table-cell>
          <table:table-cell office:value-type="float" office:value="6.3900000000000003E-4" table:style-name="ce1">
            <text:p>0.000639</text:p>
          </table:table-cell>
          <table:table-cell office:value-type="float" office:value="6.4239999999999989E-4" table:formula="of:=AVERAGE([.Y16:.AC16])" table:style-name="ce1">
            <text:p>0.0006424</text:p>
          </table:table-cell>
          <table:table-cell table:number-columns-repeated="16354"/>
        </table:table-row>
        <table:table-row table:style-name="ro1">
          <table:table-cell office:value-type="float" office:value="1.212E-3" table:style-name="ce1">
            <text:p>0.001212</text:p>
          </table:table-cell>
          <table:table-cell office:value-type="float" office:value="1.2440000000000001E-3" table:style-name="ce1">
            <text:p>0.001244</text:p>
          </table:table-cell>
          <table:table-cell office:value-type="float" office:value="1.604E-3" table:style-name="ce1">
            <text:p>0.001604</text:p>
          </table:table-cell>
          <table:table-cell office:value-type="float" office:value="1.194E-3" table:style-name="ce1">
            <text:p>0.001194</text:p>
          </table:table-cell>
          <table:table-cell office:value-type="float" office:value="1.3519999999999999E-3" table:style-name="ce1">
            <text:p>0.001352</text:p>
          </table:table-cell>
          <table:table-cell office:value-type="float" office:value="1.3211999999999998E-3" table:formula="of:=AVERAGE([.A17:.E17])" table:style-name="ce1">
            <text:p>0.0013212</text:p>
          </table:table-cell>
          <table:table-cell table:number-columns-repeated="2" table:style-name="ce1"/>
          <table:table-cell office:value-type="float" office:value="7.1100000000000004E-4" table:style-name="ce1">
            <text:p>0.000711</text:p>
          </table:table-cell>
          <table:table-cell office:value-type="float" office:value="7.3499999999999998E-4" table:style-name="ce1">
            <text:p>0.000735</text:p>
          </table:table-cell>
          <table:table-cell office:value-type="float" office:value="7.1599999999999995E-4" table:style-name="ce1">
            <text:p>0.000716</text:p>
          </table:table-cell>
          <table:table-cell office:value-type="float" office:value="7.18E-4" table:style-name="ce1">
            <text:p>0.00071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7.1599999999999995E-4" table:formula="of:=AVERAGE([.I17:.M17])" table:style-name="ce1">
            <text:p>0.000716</text:p>
          </table:table-cell>
          <table:table-cell table:number-columns-repeated="2" table:style-name="ce1"/>
          <table:table-cell office:value-type="float" office:value="9.8581000000000002E-2" table:style-name="ce1">
            <text:p>0.098581</text:p>
          </table:table-cell>
          <table:table-cell office:value-type="float" office:value="0.13836599999999999" table:style-name="ce1">
            <text:p>0.138366</text:p>
          </table:table-cell>
          <table:table-cell office:value-type="float" office:value="0.103933" table:style-name="ce1">
            <text:p>0.103933</text:p>
          </table:table-cell>
          <table:table-cell office:value-type="float" office:value="9.6326999999999996E-2" table:style-name="ce1">
            <text:p>0.096327</text:p>
          </table:table-cell>
          <table:table-cell office:value-type="float" office:value="9.6812999999999996E-2" table:style-name="ce1">
            <text:p>0.096813</text:p>
          </table:table-cell>
          <table:table-cell office:value-type="float" office:value="0.10680399999999998" table:formula="of:=AVERAGE([.Q17:.U17])" table:style-name="ce1">
            <text:p>0.106804</text:p>
          </table:table-cell>
          <table:table-cell table:number-columns-repeated="2" table:style-name="ce1"/>
          <table:table-cell office:value-type="float" office:value="2.8530000000000001E-3" table:style-name="ce1">
            <text:p>0.002853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2.6329999999999999E-3" table:style-name="ce1">
            <text:p>0.002633</text:p>
          </table:table-cell>
          <table:table-cell office:value-type="float" office:value="2.627E-3" table:style-name="ce1">
            <text:p>0.002627</text:p>
          </table:table-cell>
          <table:table-cell office:value-type="float" office:value="2.6099999999999999E-3" table:style-name="ce1">
            <text:p>0.00261</text:p>
          </table:table-cell>
          <table:table-cell office:value-type="float" office:value="2.6905999999999996E-3" table:formula="of:=AVERAGE([.Y17:.AC17])" table:style-name="ce1">
            <text:p>0.0026906</text:p>
          </table:table-cell>
          <table:table-cell table:number-columns-repeated="16354"/>
        </table:table-row>
        <table:table-row table:style-name="ro1">
          <table:table-cell office:value-type="float" office:value="1.392E-3" table:style-name="ce1">
            <text:p>0.001392</text:p>
          </table:table-cell>
          <table:table-cell office:value-type="float" office:value="1.407E-3" table:style-name="ce1">
            <text:p>0.001407</text:p>
          </table:table-cell>
          <table:table-cell office:value-type="float" office:value="1.5920000000000001E-3" table:style-name="ce1">
            <text:p>0.001592</text:p>
          </table:table-cell>
          <table:table-cell office:value-type="float" office:value="1.3960000000000001E-3" table:style-name="ce1">
            <text:p>0.001396</text:p>
          </table:table-cell>
          <table:table-cell office:value-type="float" office:value="1.372E-3" table:style-name="ce1">
            <text:p>0.001372</text:p>
          </table:table-cell>
          <table:table-cell office:value-type="float" office:value="1.4318E-3" table:formula="of:=AVERAGE([.A18:.E18])" table:style-name="ce1">
            <text:p>0.0014318</text:p>
          </table:table-cell>
          <table:table-cell table:number-columns-repeated="2" table:style-name="ce1"/>
          <table:table-cell office:value-type="float" office:value="8.1499999999999997E-4" table:style-name="ce1">
            <text:p>0.000815</text:p>
          </table:table-cell>
          <table:table-cell office:value-type="float" office:value="8.7200000000000005E-4" table:style-name="ce1">
            <text:p>0.000872</text:p>
          </table:table-cell>
          <table:table-cell office:value-type="float" office:value="9.3499999999999996E-4" table:style-name="ce1">
            <text:p>0.000935</text:p>
          </table:table-cell>
          <table:table-cell office:value-type="float" office:value="8.3699999999999996E-4" table:style-name="ce1">
            <text:p>0.000837</text:p>
          </table:table-cell>
          <table:table-cell office:value-type="float" office:value="8.1599999999999999E-4" table:style-name="ce1">
            <text:p>0.000816</text:p>
          </table:table-cell>
          <table:table-cell office:value-type="float" office:value="8.5500000000000007E-4" table:formula="of:=AVERAGE([.I18:.M18])" table:style-name="ce1">
            <text:p>0.000855</text:p>
          </table:table-cell>
          <table:table-cell table:number-columns-repeated="2" table:style-name="ce1"/>
          <table:table-cell office:value-type="float" office:value="0.129103" table:style-name="ce1">
            <text:p>0.129103</text:p>
          </table:table-cell>
          <table:table-cell office:value-type="float" office:value="0.130074" table:style-name="ce1">
            <text:p>0.130074</text:p>
          </table:table-cell>
          <table:table-cell office:value-type="float" office:value="0.118702" table:style-name="ce1">
            <text:p>0.118702</text:p>
          </table:table-cell>
          <table:table-cell office:value-type="float" office:value="0.102228" table:style-name="ce1">
            <text:p>0.102228</text:p>
          </table:table-cell>
          <table:table-cell office:value-type="float" office:value="0.104035" table:style-name="ce1">
            <text:p>0.104035</text:p>
          </table:table-cell>
          <table:table-cell office:value-type="float" office:value="0.11682839999999999" table:formula="of:=AVERAGE([.Q18:.U18])" table:style-name="ce1">
            <text:p>0.1168284</text:p>
          </table:table-cell>
          <table:table-cell table:number-columns-repeated="2" table:style-name="ce1"/>
          <table:table-cell office:value-type="float" office:value="3.405E-3" table:style-name="ce1">
            <text:p>0.003405</text:p>
          </table:table-cell>
          <table:table-cell office:value-type="float" office:value="3.2720000000000002E-3" table:style-name="ce1">
            <text:p>0.003272</text:p>
          </table:table-cell>
          <table:table-cell office:value-type="float" office:value="3.375E-3" table:style-name="ce1">
            <text:p>0.003375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3.359E-3" table:style-name="ce1">
            <text:p>0.003359</text:p>
          </table:table-cell>
          <table:table-cell office:value-type="float" office:value="3.3301999999999997E-3" table:formula="of:=AVERAGE([.Y18:.AC18])" table:style-name="ce1">
            <text:p>0.0033302</text:p>
          </table:table-cell>
          <table:table-cell table:number-columns-repeated="16354"/>
        </table:table-row>
        <table:table-row table:style-name="ro1">
          <table:table-cell office:value-type="float" office:value="1.7340000000000001E-3" table:style-name="ce1">
            <text:p>0.001734</text:p>
          </table:table-cell>
          <table:table-cell office:value-type="float" office:value="1.7669999999999999E-3" table:style-name="ce1">
            <text:p>0.001767</text:p>
          </table:table-cell>
          <table:table-cell office:value-type="float" office:value="1.9319999999999999E-3" table:style-name="ce1">
            <text:p>0.001932</text:p>
          </table:table-cell>
          <table:table-cell office:value-type="float" office:value="1.7960000000000001E-3" table:style-name="ce1">
            <text:p>0.001796</text:p>
          </table:table-cell>
          <table:table-cell office:value-type="float" office:value="1.7210000000000001E-3" table:style-name="ce1">
            <text:p>0.001721</text:p>
          </table:table-cell>
          <table:table-cell office:value-type="float" office:value="1.7899999999999999E-3" table:formula="of:=AVERAGE([.A19:.E19])" table:style-name="ce1">
            <text:p>0.00179</text:p>
          </table:table-cell>
          <table:table-cell table:number-columns-repeated="2" table:style-name="ce1"/>
          <table:table-cell office:value-type="float" office:value="1.0629999999999999E-3" table:style-name="ce1">
            <text:p>0.001063</text:p>
          </table:table-cell>
          <table:table-cell office:value-type="float" office:value="1.3960000000000001E-3" table:style-name="ce1">
            <text:p>0.001396</text:p>
          </table:table-cell>
          <table:table-cell office:value-type="float" office:value="1.036E-3" table:style-name="ce1">
            <text:p>0.001036</text:p>
          </table:table-cell>
          <table:table-cell office:value-type="float" office:value="1.0549999999999999E-3" table:style-name="ce1">
            <text:p>0.001055</text:p>
          </table:table-cell>
          <table:table-cell office:value-type="float" office:value="1.0679999999999999E-3" table:style-name="ce1">
            <text:p>0.001068</text:p>
          </table:table-cell>
          <table:table-cell office:value-type="float" office:value="1.1236E-3" table:formula="of:=AVERAGE([.I19:.M19])" table:style-name="ce1">
            <text:p>0.0011236</text:p>
          </table:table-cell>
          <table:table-cell table:number-columns-repeated="2" table:style-name="ce1"/>
          <table:table-cell office:value-type="float" office:value="0.16339999999999999" table:style-name="ce1">
            <text:p>0.1634</text:p>
          </table:table-cell>
          <table:table-cell office:value-type="float" office:value="0.13822799999999999" table:style-name="ce1">
            <text:p>0.138228</text:p>
          </table:table-cell>
          <table:table-cell office:value-type="float" office:value="0.134658" table:style-name="ce1">
            <text:p>0.134658</text:p>
          </table:table-cell>
          <table:table-cell office:value-type="float" office:value="0.13370899999999999" table:style-name="ce1">
            <text:p>0.133709</text:p>
          </table:table-cell>
          <table:table-cell office:value-type="float" office:value="0.13523299999999999" table:style-name="ce1">
            <text:p>0.135233</text:p>
          </table:table-cell>
          <table:table-cell office:value-type="float" office:value="0.14104559999999999" table:formula="of:=AVERAGE([.Q19:.U19])" table:style-name="ce1">
            <text:p>0.1410456</text:p>
          </table:table-cell>
          <table:table-cell table:number-columns-repeated="2" table:style-name="ce1"/>
          <table:table-cell office:value-type="float" office:value="5.1320000000000003E-3" table:style-name="ce1">
            <text:p>0.005132</text:p>
          </table:table-cell>
          <table:table-cell office:value-type="float" office:value="4.8240000000000002E-3" table:style-name="ce1">
            <text:p>0.004824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4.8650000000000004E-3" table:style-name="ce1">
            <text:p>0.004865</text:p>
          </table:table-cell>
          <table:table-cell office:value-type="float" office:value="5.0439999999999999E-3" table:style-name="ce1">
            <text:p>0.005044</text:p>
          </table:table-cell>
          <table:table-cell office:value-type="float" office:value="5.0090000000000004E-3" table:formula="of:=AVERAGE([.Y19:.AC19])" table:style-name="ce1">
            <text:p>0.005009</text:p>
          </table:table-cell>
          <table:table-cell table:number-columns-repeated="16354"/>
        </table:table-row>
        <table:table-row table:style-name="ro1">
          <table:table-cell office:value-type="float" office:value="1.928E-3" table:style-name="ce1">
            <text:p>0.001928</text:p>
          </table:table-cell>
          <table:table-cell office:value-type="float" office:value="1.884E-3" table:style-name="ce1">
            <text:p>0.001884</text:p>
          </table:table-cell>
          <table:table-cell office:value-type="float" office:value="2.464E-3" table:style-name="ce1">
            <text:p>0.002464</text:p>
          </table:table-cell>
          <table:table-cell office:value-type="float" office:value="1.903E-3" table:style-name="ce1">
            <text:p>0.001903</text:p>
          </table:table-cell>
          <table:table-cell office:value-type="float" office:value="1.949E-3" table:style-name="ce1">
            <text:p>0.001949</text:p>
          </table:table-cell>
          <table:table-cell office:value-type="float" office:value="2.0255999999999998E-3" table:formula="of:=AVERAGE([.A20:.E20])" table:style-name="ce1">
            <text:p>0.0020256</text:p>
          </table:table-cell>
          <table:table-cell table:number-columns-repeated="2" table:style-name="ce1"/>
          <table:table-cell office:value-type="float" office:value="1.2149999999999999E-3" table:style-name="ce1">
            <text:p>0.001215</text:p>
          </table:table-cell>
          <table:table-cell office:value-type="float" office:value="1.4970000000000001E-3" table:style-name="ce1">
            <text:p>0.001497</text:p>
          </table:table-cell>
          <table:table-cell office:value-type="float" office:value="1.31E-3" table:style-name="ce1">
            <text:p>0.00131</text:p>
          </table:table-cell>
          <table:table-cell office:value-type="float" office:value="1.281E-3" table:style-name="ce1">
            <text:p>0.001281</text:p>
          </table:table-cell>
          <table:table-cell office:value-type="float" office:value="1.2409999999999999E-3" table:style-name="ce1">
            <text:p>0.001241</text:p>
          </table:table-cell>
          <table:table-cell office:value-type="float" office:value="1.3087999999999999E-3" table:formula="of:=AVERAGE([.I20:.M20])" table:style-name="ce1">
            <text:p>0.0013088</text:p>
          </table:table-cell>
          <table:table-cell table:number-columns-repeated="2" table:style-name="ce1"/>
          <table:table-cell office:value-type="float" office:value="0.15329000000000001" table:style-name="ce1">
            <text:p>0.15329</text:p>
          </table:table-cell>
          <table:table-cell office:value-type="float" office:value="0.149311" table:style-name="ce1">
            <text:p>0.149311</text:p>
          </table:table-cell>
          <table:table-cell office:value-type="float" office:value="0.20680999999999999" table:style-name="ce1">
            <text:p>0.20681</text:p>
          </table:table-cell>
          <table:table-cell office:value-type="float" office:value="0.14652299999999999" table:style-name="ce1">
            <text:p>0.146523</text:p>
          </table:table-cell>
          <table:table-cell office:value-type="float" office:value="0.147483" table:style-name="ce1">
            <text:p>0.147483</text:p>
          </table:table-cell>
          <table:table-cell office:value-type="float" office:value="0.1606834" table:formula="of:=AVERAGE([.Q20:.U20])" table:style-name="ce1">
            <text:p>0.1606834</text:p>
          </table:table-cell>
          <table:table-cell table:number-columns-repeated="2" table:style-name="ce1"/>
          <table:table-cell office:value-type="float" office:value="6.143E-3" table:style-name="ce1">
            <text:p>0.006143</text:p>
          </table:table-cell>
          <table:table-cell office:value-type="float" office:value="6.1339999999999997E-3" table:style-name="ce1">
            <text:p>0.006134</text:p>
          </table:table-cell>
          <table:table-cell office:value-type="float" office:value="6.1419999999999999E-3" table:style-name="ce1">
            <text:p>0.006142</text:p>
          </table:table-cell>
          <table:table-cell office:value-type="float" office:value="6.0730000000000003E-3" table:style-name="ce1">
            <text:p>0.006073</text:p>
          </table:table-cell>
          <table:table-cell office:value-type="float" office:value="6.2110000000000004E-3" table:style-name="ce1">
            <text:p>0.006211</text:p>
          </table:table-cell>
          <table:table-cell office:value-type="float" office:value="6.1406000000000004E-3" table:formula="of:=AVERAGE([.Y20:.AC20])" table:style-name="ce1">
            <text:p>0.0061406</text:p>
          </table:table-cell>
          <table:table-cell table:number-columns-repeated="16354"/>
        </table:table-row>
        <table:table-row table:style-name="ro1">
          <table:table-cell office:value-type="float" office:value="2.2260000000000001E-3" table:style-name="ce1">
            <text:p>0.00222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3E-3" table:style-name="ce1">
            <text:p>0.0023</text:p>
          </table:table-cell>
          <table:table-cell office:value-type="float" office:value="2.2859999999999998E-3" table:style-name="ce1">
            <text:p>0.002286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2.3395999999999998E-3" table:formula="of:=AVERAGE([.A21:.E21])" table:style-name="ce1">
            <text:p>0.0023396</text:p>
          </table:table-cell>
          <table:table-cell table:number-columns-repeated="2" table:style-name="ce1"/>
          <table:table-cell office:value-type="float" office:value="1.5380000000000001E-3" table:style-name="ce1">
            <text:p>0.001538</text:p>
          </table:table-cell>
          <table:table-cell office:value-type="float" office:value="1.655E-3" table:style-name="ce1">
            <text:p>0.001655</text:p>
          </table:table-cell>
          <table:table-cell office:value-type="float" office:value="1.516E-3" table:style-name="ce1">
            <text:p>0.001516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526E-3" table:style-name="ce1">
            <text:p>0.001526</text:p>
          </table:table-cell>
          <table:table-cell office:value-type="float" office:value="1.5709999999999999E-3" table:formula="of:=AVERAGE([.I21:.M21])" table:style-name="ce1">
            <text:p>0.001571</text:p>
          </table:table-cell>
          <table:table-cell table:number-columns-repeated="2" table:style-name="ce1"/>
          <table:table-cell office:value-type="float" office:value="0.18809300000000001" table:style-name="ce1">
            <text:p>0.188093</text:p>
          </table:table-cell>
          <table:table-cell office:value-type="float" office:value="0.20186000000000001" table:style-name="ce1">
            <text:p>0.20186</text:p>
          </table:table-cell>
          <table:table-cell office:value-type="float" office:value="0.24398800000000001" table:style-name="ce1">
            <text:p>0.243988</text:p>
          </table:table-cell>
          <table:table-cell office:value-type="float" office:value="0.18674199999999999" table:style-name="ce1">
            <text:p>0.186742</text:p>
          </table:table-cell>
          <table:table-cell office:value-type="float" office:value="0.18560399999999999" table:style-name="ce1">
            <text:p>0.185604</text:p>
          </table:table-cell>
          <table:table-cell office:value-type="float" office:value="0.20125739999999998" table:formula="of:=AVERAGE([.Q21:.U21])" table:style-name="ce1">
            <text:p>0.2012574</text:p>
          </table:table-cell>
          <table:table-cell table:number-columns-repeated="2" table:style-name="ce1"/>
          <table:table-cell office:value-type="float" office:value="9.0620000000000006E-3" table:style-name="ce1">
            <text:p>0.009062</text:p>
          </table:table-cell>
          <table:table-cell office:value-type="float" office:value="8.9969999999999998E-3" table:style-name="ce1">
            <text:p>0.008997</text:p>
          </table:table-cell>
          <table:table-cell office:value-type="float" office:value="9.044E-3" table:style-name="ce1">
            <text:p>0.009044</text:p>
          </table:table-cell>
          <table:table-cell office:value-type="float" office:value="8.8280000000000008E-3" table:style-name="ce1">
            <text:p>0.008828</text:p>
          </table:table-cell>
          <table:table-cell office:value-type="float" office:value="9.2680000000000002E-3" table:style-name="ce1">
            <text:p>0.009268</text:p>
          </table:table-cell>
          <table:table-cell office:value-type="float" office:value="9.0397999999999989E-3" table:formula="of:=AVERAGE([.Y21:.AC21])" table:style-name="ce1">
            <text:p>0.0090398</text:p>
          </table:table-cell>
          <table:table-cell table:number-columns-repeated="16354"/>
        </table:table-row>
        <table:table-row table:style-name="ro1">
          <table:table-cell office:value-type="float" office:value="2.6220000000000002E-3" table:style-name="ce1">
            <text:p>0.002622</text:p>
          </table:table-cell>
          <table:table-cell office:value-type="float" office:value="2.555E-3" table:style-name="ce1">
            <text:p>0.002555</text:p>
          </table:table-cell>
          <table:table-cell office:value-type="float" office:value="2.5869999999999999E-3" table:style-name="ce1">
            <text:p>0.002587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598E-3" table:style-name="ce1">
            <text:p>0.002598</text:p>
          </table:table-cell>
          <table:table-cell office:value-type="float" office:value="2.5904000000000001E-3" table:formula="of:=AVERAGE([.A22:.E22])" table:style-name="ce1">
            <text:p>0.0025904</text:p>
          </table:table-cell>
          <table:table-cell table:number-columns-repeated="2" table:style-name="ce1"/>
          <table:table-cell office:value-type="float" office:value="1.807E-3" table:style-name="ce1">
            <text:p>0.001807</text:p>
          </table:table-cell>
          <table:table-cell office:value-type="float" office:value="1.8860000000000001E-3" table:style-name="ce1">
            <text:p>0.001886</text:p>
          </table:table-cell>
          <table:table-cell office:value-type="float" office:value="1.725E-3" table:style-name="ce1">
            <text:p>0.001725</text:p>
          </table:table-cell>
          <table:table-cell office:value-type="float" office:value="1.786E-3" table:style-name="ce1">
            <text:p>0.001786</text:p>
          </table:table-cell>
          <table:table-cell office:value-type="float" office:value="1.7489999999999999E-3" table:style-name="ce1">
            <text:p>0.001749</text:p>
          </table:table-cell>
          <table:table-cell office:value-type="float" office:value="1.7906000000000003E-3" table:formula="of:=AVERAGE([.I22:.M22])" table:style-name="ce1">
            <text:p>0.0017906</text:p>
          </table:table-cell>
          <table:table-cell table:number-columns-repeated="2" table:style-name="ce1"/>
          <table:table-cell office:value-type="float" office:value="2.7420000000000001E-3" table:style-name="ce1">
            <text:p>0.002742</text:p>
          </table:table-cell>
          <table:table-cell office:value-type="float" office:value="2.9780000000000002E-3" table:style-name="ce1">
            <text:p>0.002978</text:p>
          </table:table-cell>
          <table:table-cell office:value-type="float" office:value="3.163E-3" table:style-name="ce1">
            <text:p>0.003163</text:p>
          </table:table-cell>
          <table:table-cell office:value-type="float" office:value="2.686E-3" table:style-name="ce1">
            <text:p>0.002686</text:p>
          </table:table-cell>
          <table:table-cell office:value-type="float" office:value="2.7320000000000001E-3" table:style-name="ce1">
            <text:p>0.002732</text:p>
          </table:table-cell>
          <table:table-cell office:value-type="float" office:value="2.8601999999999998E-3" table:formula="of:=AVERAGE([.Q22:.U22])" table:style-name="ce1">
            <text:p>0.0028602</text:p>
          </table:table-cell>
          <table:table-cell table:number-columns-repeated="2" table:style-name="ce1"/>
          <table:table-cell office:value-type="float" office:value="1.7830000000000001E-3" table:style-name="ce1">
            <text:p>0.001783</text:p>
          </table:table-cell>
          <table:table-cell office:value-type="float" office:value="1.75E-3" table:style-name="ce1">
            <text:p>0.00175</text:p>
          </table:table-cell>
          <table:table-cell office:value-type="float" office:value="1.804E-3" table:style-name="ce1">
            <text:p>0.001804</text:p>
          </table:table-cell>
          <table:table-cell office:value-type="float" office:value="1.8910000000000001E-3" table:style-name="ce1">
            <text:p>0.001891</text:p>
          </table:table-cell>
          <table:table-cell office:value-type="float" office:value="2.0950000000000001E-3" table:style-name="ce1">
            <text:p>0.002095</text:p>
          </table:table-cell>
          <table:table-cell office:value-type="float" office:value="1.8645999999999999E-3" table:formula="of:=AVERAGE([.Y22:.AC22])" table:style-name="ce1">
            <text:p>0.0018646</text:p>
          </table:table-cell>
          <table:table-cell table:number-columns-repeated="16354"/>
        </table:table-row>
        <table:table-row table:style-name="ro1">
          <table:table-cell office:value-type="float" office:value="5.6540000000000002E-3" table:style-name="ce1">
            <text:p>0.005654</text:p>
          </table:table-cell>
          <table:table-cell office:value-type="float" office:value="5.7990000000000003E-3" table:style-name="ce1">
            <text:p>0.005799</text:p>
          </table:table-cell>
          <table:table-cell office:value-type="float" office:value="5.5729999999999998E-3" table:style-name="ce1">
            <text:p>0.005573</text:p>
          </table:table-cell>
          <table:table-cell office:value-type="float" office:value="6.0150000000000004E-3" table:style-name="ce1">
            <text:p>0.006015</text:p>
          </table:table-cell>
          <table:table-cell office:value-type="float" office:value="6.5789999999999998E-3" table:style-name="ce1">
            <text:p>0.006579</text:p>
          </table:table-cell>
          <table:table-cell office:value-type="float" office:value="5.9240000000000004E-3" table:formula="of:=AVERAGE([.A23:.E23])" table:style-name="ce1">
            <text:p>0.005924</text:p>
          </table:table-cell>
          <table:table-cell table:number-columns-repeated="2" table:style-name="ce1"/>
          <table:table-cell office:value-type="float" office:value="4.084E-3" table:style-name="ce1">
            <text:p>0.004084</text:p>
          </table:table-cell>
          <table:table-cell office:value-type="float" office:value="4.4209999999999996E-3" table:style-name="ce1">
            <text:p>0.004421</text:p>
          </table:table-cell>
          <table:table-cell office:value-type="float" office:value="4.2079999999999999E-3" table:style-name="ce1">
            <text:p>0.004208</text:p>
          </table:table-cell>
          <table:table-cell office:value-type="float" office:value="4.3229999999999996E-3" table:style-name="ce1">
            <text:p>0.004323</text:p>
          </table:table-cell>
          <table:table-cell office:value-type="float" office:value="4.3949999999999996E-3" table:style-name="ce1">
            <text:p>0.004395</text:p>
          </table:table-cell>
          <table:table-cell office:value-type="float" office:value="4.2861999999999996E-3" table:formula="of:=AVERAGE([.I23:.M23])" table:style-name="ce1">
            <text:p>0.0042862</text:p>
          </table:table-cell>
          <table:table-cell table:number-columns-repeated="2" table:style-name="ce1"/>
          <table:table-cell office:value-type="float" office:value="1.3048000000000001E-2" table:style-name="ce1">
            <text:p>0.013048</text:p>
          </table:table-cell>
          <table:table-cell office:value-type="float" office:value="1.2593E-2" table:style-name="ce1">
            <text:p>0.012593</text:p>
          </table:table-cell>
          <table:table-cell office:value-type="float" office:value="1.7559000000000002E-2" table:style-name="ce1">
            <text:p>0.017559</text:p>
          </table:table-cell>
          <table:table-cell office:value-type="float" office:value="1.1986999999999999E-2" table:style-name="ce1">
            <text:p>0.011987</text:p>
          </table:table-cell>
          <table:table-cell office:value-type="float" office:value="1.2102999999999999E-2" table:style-name="ce1">
            <text:p>0.012103</text:p>
          </table:table-cell>
          <table:table-cell office:value-type="float" office:value="1.3458000000000001E-2" table:formula="of:=AVERAGE([.Q23:.U23])" table:style-name="ce1">
            <text:p>0.013458</text:p>
          </table:table-cell>
          <table:table-cell table:number-columns-repeated="2" table:style-name="ce1"/>
          <table:table-cell office:value-type="float" office:value="5.0509999999999999E-3" table:style-name="ce1">
            <text:p>0.005051</text:p>
          </table:table-cell>
          <table:table-cell office:value-type="float" office:value="4.8320000000000004E-3" table:style-name="ce1">
            <text:p>0.004832</text:p>
          </table:table-cell>
          <table:table-cell office:value-type="float" office:value="4.8409999999999998E-3" table:style-name="ce1">
            <text:p>0.004841</text:p>
          </table:table-cell>
          <table:table-cell office:value-type="float" office:value="4.9789999999999999E-3" table:style-name="ce1">
            <text:p>0.004979</text:p>
          </table:table-cell>
          <table:table-cell office:value-type="float" office:value="4.7609999999999996E-3" table:style-name="ce1">
            <text:p>0.004761</text:p>
          </table:table-cell>
          <table:table-cell office:value-type="float" office:value="4.8928000000000001E-3" table:formula="of:=AVERAGE([.Y23:.AC23])" table:style-name="ce1">
            <text:p>0.0048928</text:p>
          </table:table-cell>
          <table:table-cell table:number-columns-repeated="16354"/>
        </table:table-row>
        <table:table-row table:style-name="ro1">
          <table:table-cell office:value-type="float" office:value="6.1399999999999996E-3" table:style-name="ce1">
            <text:p>0.00614</text:p>
          </table:table-cell>
          <table:table-cell office:value-type="float" office:value="6.313E-3" table:style-name="ce1">
            <text:p>0.006313</text:p>
          </table:table-cell>
          <table:table-cell office:value-type="float" office:value="6.2589999999999998E-3" table:style-name="ce1">
            <text:p>0.006259</text:p>
          </table:table-cell>
          <table:table-cell office:value-type="float" office:value="6.1190000000000003E-3" table:style-name="ce1">
            <text:p>0.006119</text:p>
          </table:table-cell>
          <table:table-cell office:value-type="float" office:value="6.1580000000000003E-3" table:style-name="ce1">
            <text:p>0.006158</text:p>
          </table:table-cell>
          <table:table-cell office:value-type="float" office:value="6.1977999999999998E-3" table:formula="of:=AVERAGE([.A24:.E24])" table:style-name="ce1">
            <text:p>0.0061978</text:p>
          </table:table-cell>
          <table:table-cell table:number-columns-repeated="2" table:style-name="ce1"/>
          <table:table-cell office:value-type="float" office:value="5.215E-3" table:style-name="ce1">
            <text:p>0.005215</text:p>
          </table:table-cell>
          <table:table-cell office:value-type="float" office:value="5.3460000000000001E-3" table:style-name="ce1">
            <text:p>0.005346</text:p>
          </table:table-cell>
          <table:table-cell office:value-type="float" office:value="4.914E-3" table:style-name="ce1">
            <text:p>0.004914</text:p>
          </table:table-cell>
          <table:table-cell office:value-type="float" office:value="5.1190000000000003E-3" table:style-name="ce1">
            <text:p>0.005119</text:p>
          </table:table-cell>
          <table:table-cell office:value-type="float" office:value="5.2030000000000002E-3" table:style-name="ce1">
            <text:p>0.005203</text:p>
          </table:table-cell>
          <table:table-cell office:value-type="float" office:value="5.1593999999999998E-3" table:formula="of:=AVERAGE([.I24:.M24])" table:style-name="ce1">
            <text:p>0.0051594</text:p>
          </table:table-cell>
          <table:table-cell table:number-columns-repeated="2" table:style-name="ce1"/>
          <table:table-cell office:value-type="float" office:value="1.3129E-2" table:style-name="ce1">
            <text:p>0.013129</text:p>
          </table:table-cell>
          <table:table-cell office:value-type="float" office:value="1.2793000000000001E-2" table:style-name="ce1">
            <text:p>0.012793</text:p>
          </table:table-cell>
          <table:table-cell office:value-type="float" office:value="1.6267E-2" table:style-name="ce1">
            <text:p>0.016267</text:p>
          </table:table-cell>
          <table:table-cell office:value-type="float" office:value="1.3063999999999999E-2" table:style-name="ce1">
            <text:p>0.013064</text:p>
          </table:table-cell>
          <table:table-cell office:value-type="float" office:value="1.3211000000000001E-2" table:style-name="ce1">
            <text:p>0.013211</text:p>
          </table:table-cell>
          <table:table-cell office:value-type="float" office:value="1.36928E-2" table:formula="of:=AVERAGE([.Q24:.U24])" table:style-name="ce1">
            <text:p>0.0136928</text:p>
          </table:table-cell>
          <table:table-cell table:number-columns-repeated="2" table:style-name="ce1"/>
          <table:table-cell office:value-type="float" office:value="5.705E-3" table:style-name="ce1">
            <text:p>0.005705</text:p>
          </table:table-cell>
          <table:table-cell office:value-type="float" office:value="5.751E-3" table:style-name="ce1">
            <text:p>0.005751</text:p>
          </table:table-cell>
          <table:table-cell office:value-type="float" office:value="5.6759999999999996E-3" table:style-name="ce1">
            <text:p>0.005676</text:p>
          </table:table-cell>
          <table:table-cell office:value-type="float" office:value="5.5409999999999999E-3" table:style-name="ce1">
            <text:p>0.005541</text:p>
          </table:table-cell>
          <table:table-cell office:value-type="float" office:value="5.7239999999999999E-3" table:style-name="ce1">
            <text:p>0.005724</text:p>
          </table:table-cell>
          <table:table-cell office:value-type="float" office:value="5.6794000000000002E-3" table:formula="of:=AVERAGE([.Y24:.AC24])" table:style-name="ce1">
            <text:p>0.0056794</text:p>
          </table:table-cell>
          <table:table-cell table:number-columns-repeated="16354"/>
        </table:table-row>
        <table:table-row table:style-name="ro1">
          <table:table-cell office:value-type="float" office:value="6.8919999999999997E-3" table:style-name="ce1">
            <text:p>0.006892</text:p>
          </table:table-cell>
          <table:table-cell office:value-type="float" office:value="7.1669999999999998E-3" table:style-name="ce1">
            <text:p>0.007167</text:p>
          </table:table-cell>
          <table:table-cell office:value-type="float" office:value="6.9170000000000004E-3" table:style-name="ce1">
            <text:p>0.006917</text:p>
          </table:table-cell>
          <table:table-cell office:value-type="float" office:value="6.8760000000000002E-3" table:style-name="ce1">
            <text:p>0.006876</text:p>
          </table:table-cell>
          <table:table-cell office:value-type="float" office:value="7.058E-3" table:style-name="ce1">
            <text:p>0.007058</text:p>
          </table:table-cell>
          <table:table-cell office:value-type="float" office:value="6.9819999999999995E-3" table:formula="of:=AVERAGE([.A25:.E25])" table:style-name="ce1">
            <text:p>0.006982</text:p>
          </table:table-cell>
          <table:table-cell table:number-columns-repeated="2" table:style-name="ce1"/>
          <table:table-cell office:value-type="float" office:value="5.6010000000000001E-3" table:style-name="ce1">
            <text:p>0.005601</text:p>
          </table:table-cell>
          <table:table-cell office:value-type="float" office:value="8.4690000000000008E-3" table:style-name="ce1">
            <text:p>0.008469</text:p>
          </table:table-cell>
          <table:table-cell office:value-type="float" office:value="5.7239999999999999E-3" table:style-name="ce1">
            <text:p>0.005724</text:p>
          </table:table-cell>
          <table:table-cell office:value-type="float" office:value="5.8820000000000001E-3" table:style-name="ce1">
            <text:p>0.005882</text:p>
          </table:table-cell>
          <table:table-cell office:value-type="float" office:value="5.7429999999999998E-3" table:style-name="ce1">
            <text:p>0.005743</text:p>
          </table:table-cell>
          <table:table-cell office:value-type="float" office:value="6.2837999999999991E-3" table:formula="of:=AVERAGE([.I25:.M25])" table:style-name="ce1">
            <text:p>0.0062838</text:p>
          </table:table-cell>
          <table:table-cell table:number-columns-repeated="2" table:style-name="ce1"/>
          <table:table-cell office:value-type="float" office:value="8.3990000000000002E-3" table:style-name="ce1">
            <text:p>0.008399</text:p>
          </table:table-cell>
          <table:table-cell office:value-type="float" office:value="7.8399999999999997E-3" table:style-name="ce1">
            <text:p>0.00784</text:p>
          </table:table-cell>
          <table:table-cell office:value-type="float" office:value="8.5760000000000003E-3" table:style-name="ce1">
            <text:p>0.008576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6.9639999999999997E-3" table:style-name="ce1">
            <text:p>0.006964</text:p>
          </table:table-cell>
          <table:table-cell office:value-type="float" office:value="7.7518000000000005E-3" table:formula="of:=AVERAGE([.Q25:.U25])" table:style-name="ce1">
            <text:p>0.0077518</text:p>
          </table:table-cell>
          <table:table-cell table:number-columns-repeated="2" table:style-name="ce1"/>
          <table:table-cell office:value-type="float" office:value="5.816E-3" table:style-name="ce1">
            <text:p>0.005816</text:p>
          </table:table-cell>
          <table:table-cell office:value-type="float" office:value="5.6559999999999996E-3" table:style-name="ce1">
            <text:p>0.005656</text:p>
          </table:table-cell>
          <table:table-cell office:value-type="float" office:value="6.0939999999999996E-3" table:style-name="ce1">
            <text:p>0.006094</text:p>
          </table:table-cell>
          <table:table-cell office:value-type="float" office:value="5.8739999999999999E-3" table:style-name="ce1">
            <text:p>0.005874</text:p>
          </table:table-cell>
          <table:table-cell office:value-type="float" office:value="6.1009999999999997E-3" table:style-name="ce1">
            <text:p>0.006101</text:p>
          </table:table-cell>
          <table:table-cell office:value-type="float" office:value="5.9081999999999997E-3" table:formula="of:=AVERAGE([.Y25:.AC25])" table:style-name="ce1">
            <text:p>0.0059082</text:p>
          </table:table-cell>
          <table:table-cell table:number-columns-repeated="16354"/>
        </table:table-row>
        <table:table-row table:style-name="ro1">
          <table:table-cell office:value-type="float" office:value="7.6785999999999993E-2" table:style-name="ce1">
            <text:p>0.076786</text:p>
          </table:table-cell>
          <table:table-cell office:value-type="float" office:value="7.7980999999999995E-2" table:style-name="ce1">
            <text:p>0.077981</text:p>
          </table:table-cell>
          <table:table-cell office:value-type="float" office:value="7.5730000000000006E-2" table:style-name="ce1">
            <text:p>0.07573</text:p>
          </table:table-cell>
          <table:table-cell office:value-type="float" office:value="7.7885999999999997E-2" table:style-name="ce1">
            <text:p>0.077886</text:p>
          </table:table-cell>
          <table:table-cell office:value-type="float" office:value="7.7697000000000002E-2" table:style-name="ce1">
            <text:p>0.077697</text:p>
          </table:table-cell>
          <table:table-cell office:value-type="float" office:value="7.7216000000000007E-2" table:formula="of:=AVERAGE([.A26:.E26])" table:style-name="ce1">
            <text:p>0.077216</text:p>
          </table:table-cell>
          <table:table-cell table:number-columns-repeated="2" table:style-name="ce1"/>
          <table:table-cell office:value-type="float" office:value="8.6786000000000002E-2" table:style-name="ce1">
            <text:p>0.086786</text:p>
          </table:table-cell>
          <table:table-cell office:value-type="float" office:value="0.12700500000000001" table:style-name="ce1">
            <text:p>0.127005</text:p>
          </table:table-cell>
          <table:table-cell office:value-type="float" office:value="8.5575999999999999E-2" table:style-name="ce1">
            <text:p>0.085576</text:p>
          </table:table-cell>
          <table:table-cell office:value-type="float" office:value="8.8537000000000005E-2" table:style-name="ce1">
            <text:p>0.088537</text:p>
          </table:table-cell>
          <table:table-cell office:value-type="float" office:value="8.5331000000000004E-2" table:style-name="ce1">
            <text:p>0.085331</text:p>
          </table:table-cell>
          <table:table-cell office:value-type="float" office:value="9.4647000000000009E-2" table:formula="of:=AVERAGE([.I26:.M26])" table:style-name="ce1">
            <text:p>0.094647</text:p>
          </table:table-cell>
          <table:table-cell table:number-columns-repeated="2" table:style-name="ce1"/>
          <table:table-cell office:value-type="float" office:value="0.24346200000000001" table:style-name="ce1">
            <text:p>0.243462</text:p>
          </table:table-cell>
          <table:table-cell office:value-type="float" office:value="0.246199" table:style-name="ce1">
            <text:p>0.246199</text:p>
          </table:table-cell>
          <table:table-cell office:value-type="float" office:value="0.26013999999999998" table:style-name="ce1">
            <text:p>0.26014</text:p>
          </table:table-cell>
          <table:table-cell office:value-type="float" office:value="0.238901" table:style-name="ce1">
            <text:p>0.238901</text:p>
          </table:table-cell>
          <table:table-cell office:value-type="float" office:value="0.23882500000000001" table:style-name="ce1">
            <text:p>0.238825</text:p>
          </table:table-cell>
          <table:table-cell office:value-type="float" office:value="0.24550540000000001" table:formula="of:=AVERAGE([.Q26:.U26])" table:style-name="ce1">
            <text:p>0.2455054</text:p>
          </table:table-cell>
          <table:table-cell table:number-columns-repeated="2" table:style-name="ce1"/>
          <table:table-cell office:value-type="float" office:value="0.123665" table:style-name="ce1">
            <text:p>0.123665</text:p>
          </table:table-cell>
          <table:table-cell office:value-type="float" office:value="0.12675900000000001" table:style-name="ce1">
            <text:p>0.126759</text:p>
          </table:table-cell>
          <table:table-cell office:value-type="float" office:value="0.12751199999999999" table:style-name="ce1">
            <text:p>0.127512</text:p>
          </table:table-cell>
          <table:table-cell office:value-type="float" office:value="0.12889800000000001" table:style-name="ce1">
            <text:p>0.128898</text:p>
          </table:table-cell>
          <table:table-cell office:value-type="float" office:value="0.12656400000000001" table:style-name="ce1">
            <text:p>0.126564</text:p>
          </table:table-cell>
          <table:table-cell office:value-type="float" office:value="0.1266796" table:formula="of:=AVERAGE([.Y26:.AC26])" table:style-name="ce1">
            <text:p>0.1266796</text:p>
          </table:table-cell>
          <table:table-cell table:number-columns-repeated="16354"/>
        </table:table-row>
        <table:table-row table:style-name="ro1">
          <table:table-cell office:value-type="float" office:value="0.111098" table:style-name="ce1">
            <text:p>0.111098</text:p>
          </table:table-cell>
          <table:table-cell office:value-type="float" office:value="0.10695399999999999" table:style-name="ce1">
            <text:p>0.106954</text:p>
          </table:table-cell>
          <table:table-cell office:value-type="float" office:value="0.10787099999999999" table:style-name="ce1">
            <text:p>0.107871</text:p>
          </table:table-cell>
          <table:table-cell office:value-type="float" office:value="0.108088" table:style-name="ce1">
            <text:p>0.108088</text:p>
          </table:table-cell>
          <table:table-cell office:value-type="float" office:value="0.109445" table:style-name="ce1">
            <text:p>0.109445</text:p>
          </table:table-cell>
          <table:table-cell office:value-type="float" office:value="0.10869119999999999" table:formula="of:=AVERAGE([.A27:.E27])" table:style-name="ce1">
            <text:p>0.1086912</text:p>
          </table:table-cell>
          <table:table-cell table:number-columns-repeated="2" table:style-name="ce1"/>
          <table:table-cell office:value-type="float" office:value="0.130053" table:style-name="ce1">
            <text:p>0.130053</text:p>
          </table:table-cell>
          <table:table-cell office:value-type="float" office:value="0.19694800000000001" table:style-name="ce1">
            <text:p>0.196948</text:p>
          </table:table-cell>
          <table:table-cell office:value-type="float" office:value="0.13508400000000001" table:style-name="ce1">
            <text:p>0.135084</text:p>
          </table:table-cell>
          <table:table-cell office:value-type="float" office:value="0.13408900000000001" table:style-name="ce1">
            <text:p>0.134089</text:p>
          </table:table-cell>
          <table:table-cell office:value-type="float" office:value="0.14002300000000001" table:style-name="ce1">
            <text:p>0.140023</text:p>
          </table:table-cell>
          <table:table-cell office:value-type="float" office:value="0.14723939999999999" table:formula="of:=AVERAGE([.I27:.M27])" table:style-name="ce1">
            <text:p>0.1472394</text:p>
          </table:table-cell>
          <table:table-cell table:number-columns-repeated="2" table:style-name="ce1"/>
          <table:table-cell office:value-type="float" office:value="0.319915" table:style-name="ce1">
            <text:p>0.319915</text:p>
          </table:table-cell>
          <table:table-cell office:value-type="float" office:value="0.32686500000000002" table:style-name="ce1">
            <text:p>0.326865</text:p>
          </table:table-cell>
          <table:table-cell office:value-type="float" office:value="0.32816299999999998" table:style-name="ce1">
            <text:p>0.328163</text:p>
          </table:table-cell>
          <table:table-cell office:value-type="float" office:value="0.32027099999999997" table:style-name="ce1">
            <text:p>0.320271</text:p>
          </table:table-cell>
          <table:table-cell office:value-type="float" office:value="0.32333200000000001" table:style-name="ce1">
            <text:p>0.323332</text:p>
          </table:table-cell>
          <table:table-cell office:value-type="float" office:value="0.32370920000000003" table:formula="of:=AVERAGE([.Q27:.U27])" table:style-name="ce1">
            <text:p>0.3237092</text:p>
          </table:table-cell>
          <table:table-cell table:number-columns-repeated="2" table:style-name="ce1"/>
          <table:table-cell office:value-type="float" office:value="0.20192399999999999" table:style-name="ce1">
            <text:p>0.201924</text:p>
          </table:table-cell>
          <table:table-cell office:value-type="float" office:value="0.18440599999999999" table:style-name="ce1">
            <text:p>0.184406</text:p>
          </table:table-cell>
          <table:table-cell office:value-type="float" office:value="0.186635" table:style-name="ce1">
            <text:p>0.186635</text:p>
          </table:table-cell>
          <table:table-cell office:value-type="float" office:value="0.19186400000000001" table:style-name="ce1">
            <text:p>0.191864</text:p>
          </table:table-cell>
          <table:table-cell office:value-type="float" office:value="0.23663500000000001" table:style-name="ce1">
            <text:p>0.236635</text:p>
          </table:table-cell>
          <table:table-cell office:value-type="float" office:value="0.20029279999999999" table:formula="of:=AVERAGE([.Y27:.AC27])" table:style-name="ce1">
            <text:p>0.2002928</text:p>
          </table:table-cell>
          <table:table-cell table:number-columns-repeated="16354"/>
        </table:table-row>
        <table:table-row table:style-name="ro1">
          <table:table-cell office:value-type="float" office:value="0.42158099999999998" table:style-name="ce1">
            <text:p>0.421581</text:p>
          </table:table-cell>
          <table:table-cell office:value-type="float" office:value="0.42793399999999998" table:style-name="ce1">
            <text:p>0.427934</text:p>
          </table:table-cell>
          <table:table-cell office:value-type="float" office:value="0.42655999999999999" table:style-name="ce1">
            <text:p>0.42656</text:p>
          </table:table-cell>
          <table:table-cell office:value-type="float" office:value="0.42205300000000001" table:style-name="ce1">
            <text:p>0.422053</text:p>
          </table:table-cell>
          <table:table-cell office:value-type="float" office:value="0.43545299999999998" table:style-name="ce1">
            <text:p>0.435453</text:p>
          </table:table-cell>
          <table:table-cell office:value-type="float" office:value="0.42671619999999999" table:formula="of:=AVERAGE([.A28:.E28])" table:style-name="ce1">
            <text:p>0.4267162</text:p>
          </table:table-cell>
          <table:table-cell table:number-columns-repeated="2" table:style-name="ce1"/>
          <table:table-cell office:value-type="float" office:value="0.59581499999999998" table:style-name="ce1">
            <text:p>0.595815</text:p>
          </table:table-cell>
          <table:table-cell office:value-type="float" office:value="0.64396699999999996" table:style-name="ce1">
            <text:p>0.643967</text:p>
          </table:table-cell>
          <table:table-cell office:value-type="float" office:value="0.63001700000000005" table:style-name="ce1">
            <text:p>0.630017</text:p>
          </table:table-cell>
          <table:table-cell office:value-type="float" office:value="0.70418000000000003" table:style-name="ce1">
            <text:p>0.70418</text:p>
          </table:table-cell>
          <table:table-cell office:value-type="float" office:value="0.58042700000000003" table:style-name="ce1">
            <text:p>0.580427</text:p>
          </table:table-cell>
          <table:table-cell office:value-type="float" office:value="0.63088119999999992" table:formula="of:=AVERAGE([.I28:.M28])" table:style-name="ce1">
            <text:p>0.6308812</text:p>
          </table:table-cell>
          <table:table-cell table:number-columns-repeated="2" table:style-name="ce1"/>
          <table:table-cell office:value-type="float" office:value="3.195926" table:style-name="ce1">
            <text:p>3.195926</text:p>
          </table:table-cell>
          <table:table-cell office:value-type="float" office:value="3.192933" table:style-name="ce1">
            <text:p>3.192933</text:p>
          </table:table-cell>
          <table:table-cell office:value-type="float" office:value="3.2711070000000002" table:style-name="ce1">
            <text:p>3.271107</text:p>
          </table:table-cell>
          <table:table-cell office:value-type="float" office:value="3.1180110000000001" table:style-name="ce1">
            <text:p>3.118011</text:p>
          </table:table-cell>
          <table:table-cell office:value-type="float" office:value="3.1093320000000002" table:style-name="ce1">
            <text:p>3.109332</text:p>
          </table:table-cell>
          <table:table-cell office:value-type="float" office:value="3.1774618000000001" table:formula="of:=AVERAGE([.Q28:.U28])" table:style-name="ce1">
            <text:p>3.1774618</text:p>
          </table:table-cell>
          <table:table-cell table:number-columns-repeated="2" table:style-name="ce1"/>
          <table:table-cell office:value-type="float" office:value="2.3141940000000001" table:style-name="ce1">
            <text:p>2.314194</text:p>
          </table:table-cell>
          <table:table-cell office:value-type="float" office:value="2.276014" table:style-name="ce1">
            <text:p>2.276014</text:p>
          </table:table-cell>
          <table:table-cell office:value-type="float" office:value="2.235096" table:style-name="ce1">
            <text:p>2.235096</text:p>
          </table:table-cell>
          <table:table-cell office:value-type="float" office:value="2.2098800000000001" table:style-name="ce1">
            <text:p>2.20988</text:p>
          </table:table-cell>
          <table:table-cell office:value-type="float" office:value="2.2827540000000002" table:style-name="ce1">
            <text:p>2.282754</text:p>
          </table:table-cell>
          <table:table-cell office:value-type="float" office:value="2.2635876000000001" table:formula="of:=AVERAGE([.Y28:.AC28])" table:style-name="ce1">
            <text:p>2.2635876</text:p>
          </table:table-cell>
          <table:table-cell table:number-columns-repeated="16354"/>
        </table:table-row>
        <table:table-row table:style-name="ro1">
          <table:table-cell office:value-type="float" office:value="0.53378000000000003" table:style-name="ce1">
            <text:p>0.53378</text:p>
          </table:table-cell>
          <table:table-cell office:value-type="float" office:value="0.534667" table:style-name="ce1">
            <text:p>0.534667</text:p>
          </table:table-cell>
          <table:table-cell office:value-type="float" office:value="0.546902" table:style-name="ce1">
            <text:p>0.546902</text:p>
          </table:table-cell>
          <table:table-cell office:value-type="float" office:value="0.53316699999999995" table:style-name="ce1">
            <text:p>0.533167</text:p>
          </table:table-cell>
          <table:table-cell office:value-type="float" office:value="0.53254699999999999" table:style-name="ce1">
            <text:p>0.532547</text:p>
          </table:table-cell>
          <table:table-cell office:value-type="float" office:value="0.53621260000000004" table:formula="of:=AVERAGE([.A29:.E29])" table:style-name="ce1">
            <text:p>0.5362126</text:p>
          </table:table-cell>
          <table:table-cell table:number-columns-repeated="2" table:style-name="ce1"/>
          <table:table-cell office:value-type="float" office:value="0.87380500000000005" table:style-name="ce1">
            <text:p>0.873805</text:p>
          </table:table-cell>
          <table:table-cell office:value-type="float" office:value="0.81557500000000005" table:style-name="ce1">
            <text:p>0.815575</text:p>
          </table:table-cell>
          <table:table-cell office:value-type="float" office:value="1.077636" table:style-name="ce1">
            <text:p>1.077636</text:p>
          </table:table-cell>
          <table:table-cell office:value-type="float" office:value="0.87056100000000003" table:style-name="ce1">
            <text:p>0.870561</text:p>
          </table:table-cell>
          <table:table-cell office:value-type="float" office:value="0.89444299999999999" table:style-name="ce1">
            <text:p>0.894443</text:p>
          </table:table-cell>
          <table:table-cell office:value-type="float" office:value="0.90640399999999999" table:formula="of:=AVERAGE([.I29:.M29])" table:style-name="ce1">
            <text:p>0.906404</text:p>
          </table:table-cell>
          <table:table-cell table:number-columns-repeated="2" table:style-name="ce1"/>
          <table:table-cell office:value-type="float" office:value="4.4970689999999998" table:style-name="ce1">
            <text:p>4.497069</text:p>
          </table:table-cell>
          <table:table-cell office:value-type="float" office:value="4.6188349999999998" table:style-name="ce1">
            <text:p>4.618835</text:p>
          </table:table-cell>
          <table:table-cell office:value-type="float" office:value="4.4151629999999997" table:style-name="ce1">
            <text:p>4.415163</text:p>
          </table:table-cell>
          <table:table-cell office:value-type="float" office:value="4.403708" table:style-name="ce1">
            <text:p>4.403708</text:p>
          </table:table-cell>
          <table:table-cell office:value-type="float" office:value="4.3996240000000002" table:style-name="ce1">
            <text:p>4.399624</text:p>
          </table:table-cell>
          <table:table-cell office:value-type="float" office:value="4.4668798000000001" table:formula="of:=AVERAGE([.Q29:.U29])" table:style-name="ce1">
            <text:p>4.4668798</text:p>
          </table:table-cell>
          <table:table-cell table:number-columns-repeated="2" table:style-name="ce1"/>
          <table:table-cell office:value-type="float" office:value="3.4622090000000001" table:style-name="ce1">
            <text:p>3.462209</text:p>
          </table:table-cell>
          <table:table-cell office:value-type="float" office:value="3.4582769999999998" table:style-name="ce1">
            <text:p>3.458277</text:p>
          </table:table-cell>
          <table:table-cell office:value-type="float" office:value="3.4420199999999999" table:style-name="ce1">
            <text:p>3.44202</text:p>
          </table:table-cell>
          <table:table-cell office:value-type="float" office:value="3.3165249999999999" table:style-name="ce1">
            <text:p>3.316525</text:p>
          </table:table-cell>
          <table:table-cell office:value-type="float" office:value="3.4683519999999999" table:style-name="ce1">
            <text:p>3.468352</text:p>
          </table:table-cell>
          <table:table-cell office:value-type="float" office:value="3.4294766000000001" table:formula="of:=AVERAGE([.Y29:.AC29])" table:style-name="ce1">
            <text:p>3.4294766</text:p>
          </table:table-cell>
          <table:table-cell table:number-columns-repeated="16354"/>
        </table:table-row>
        <table:table-row table:style-name="ro1">
          <table:table-cell office:value-type="float" office:value="0.68137199999999998" table:style-name="ce1">
            <text:p>0.681372</text:p>
          </table:table-cell>
          <table:table-cell office:value-type="float" office:value="0.70956799999999998" table:style-name="ce1">
            <text:p>0.709568</text:p>
          </table:table-cell>
          <table:table-cell office:value-type="float" office:value="0.68876999999999999" table:style-name="ce1">
            <text:p>0.68877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69255699999999998" table:style-name="ce1">
            <text:p>0.692557</text:p>
          </table:table-cell>
          <table:table-cell office:value-type="float" office:value="0.69099339999999998" table:formula="of:=AVERAGE([.A30:.E30])" table:style-name="ce1">
            <text:p>0.6909934</text:p>
          </table:table-cell>
          <table:table-cell table:number-columns-repeated="2" table:style-name="ce1"/>
          <table:table-cell office:value-type="float" office:value="1.1723319999999999" table:style-name="ce1">
            <text:p>1.172332</text:p>
          </table:table-cell>
          <table:table-cell office:value-type="float" office:value="1.04949" table:style-name="ce1">
            <text:p>1.04949</text:p>
          </table:table-cell>
          <table:table-cell office:value-type="float" office:value="1.257771" table:style-name="ce1">
            <text:p>1.257771</text:p>
          </table:table-cell>
          <table:table-cell office:value-type="float" office:value="1.105086" table:style-name="ce1">
            <text:p>1.105086</text:p>
          </table:table-cell>
          <table:table-cell office:value-type="float" office:value="1.156652" table:style-name="ce1">
            <text:p>1.156652</text:p>
          </table:table-cell>
          <table:table-cell office:value-type="float" office:value="1.1482661999999999" table:formula="of:=AVERAGE([.I30:.M30])" table:style-name="ce1">
            <text:p>1.1482662</text:p>
          </table:table-cell>
          <table:table-cell table:number-columns-repeated="2" table:style-name="ce1"/>
          <table:table-cell office:value-type="float" office:value="5.8203950000000004" table:style-name="ce1">
            <text:p>5.820395</text:p>
          </table:table-cell>
          <table:table-cell office:value-type="float" office:value="6.8847480000000001" table:style-name="ce1">
            <text:p>6.884748</text:p>
          </table:table-cell>
          <table:table-cell office:value-type="float" office:value="5.6608590000000003" table:style-name="ce1">
            <text:p>5.660859</text:p>
          </table:table-cell>
          <table:table-cell office:value-type="float" office:value="5.8075789999999996" table:style-name="ce1">
            <text:p>5.807579</text:p>
          </table:table-cell>
          <table:table-cell office:value-type="float" office:value="5.6413120000000001" table:style-name="ce1">
            <text:p>5.641312</text:p>
          </table:table-cell>
          <table:table-cell office:value-type="float" office:value="5.9629786000000005" table:formula="of:=AVERAGE([.Q30:.U30])" table:style-name="ce1">
            <text:p>5.9629786</text:p>
          </table:table-cell>
          <table:table-cell table:number-columns-repeated="2" table:style-name="ce1"/>
          <table:table-cell office:value-type="float" office:value="4.3867139999999996" table:style-name="ce1">
            <text:p>4.386714</text:p>
          </table:table-cell>
          <table:table-cell office:value-type="float" office:value="4.3485740000000002" table:style-name="ce1">
            <text:p>4.348574</text:p>
          </table:table-cell>
          <table:table-cell office:value-type="float" office:value="4.4829699999999999" table:style-name="ce1">
            <text:p>4.48297</text:p>
          </table:table-cell>
          <table:table-cell office:value-type="float" office:value="4.4304439999999996" table:style-name="ce1">
            <text:p>4.430444</text:p>
          </table:table-cell>
          <table:table-cell office:value-type="float" office:value="4.3006630000000001" table:style-name="ce1">
            <text:p>4.300663</text:p>
          </table:table-cell>
          <table:table-cell office:value-type="float" office:value="4.3898729999999997" table:formula="of:=AVERAGE([.Y30:.AC30])" table:style-name="ce1">
            <text:p>4.389873</text:p>
          </table:table-cell>
          <table:table-cell table:number-columns-repeated="16354"/>
        </table:table-row>
        <table:table-row table:style-name="ro1">
          <table:table-cell office:value-type="float" office:value="0.82327300000000003" table:style-name="ce1">
            <text:p>0.823273</text:p>
          </table:table-cell>
          <table:table-cell office:value-type="float" office:value="0.84809100000000004" table:style-name="ce1">
            <text:p>0.848091</text:p>
          </table:table-cell>
          <table:table-cell office:value-type="float" office:value="0.82485299999999995" table:style-name="ce1">
            <text:p>0.824853</text:p>
          </table:table-cell>
          <table:table-cell office:value-type="float" office:value="0.813944" table:style-name="ce1">
            <text:p>0.813944</text:p>
          </table:table-cell>
          <table:table-cell office:value-type="float" office:value="0.82146399999999997" table:style-name="ce1">
            <text:p>0.821464</text:p>
          </table:table-cell>
          <table:table-cell office:value-type="float" office:value="0.82632499999999998" table:formula="of:=AVERAGE([.A31:.E31])" table:style-name="ce1">
            <text:p>0.826325</text:p>
          </table:table-cell>
          <table:table-cell table:number-columns-repeated="2" table:style-name="ce1"/>
          <table:table-cell office:value-type="float" office:value="1.605424" table:style-name="ce1">
            <text:p>1.605424</text:p>
          </table:table-cell>
          <table:table-cell office:value-type="float" office:value="1.581847" table:style-name="ce1">
            <text:p>1.581847</text:p>
          </table:table-cell>
          <table:table-cell office:value-type="float" office:value="1.739401" table:style-name="ce1">
            <text:p>1.739401</text:p>
          </table:table-cell>
          <table:table-cell office:value-type="float" office:value="1.290354" table:style-name="ce1">
            <text:p>1.290354</text:p>
          </table:table-cell>
          <table:table-cell office:value-type="float" office:value="1.4632620000000001" table:style-name="ce1">
            <text:p>1.463262</text:p>
          </table:table-cell>
          <table:table-cell office:value-type="float" office:value="1.5360575999999999" table:formula="of:=AVERAGE([.I31:.M31])" table:style-name="ce1">
            <text:p>1.5360576</text:p>
          </table:table-cell>
          <table:table-cell table:number-columns-repeated="2" table:style-name="ce1"/>
          <table:table-cell office:value-type="float" office:value="8.0830300000000008" table:style-name="ce1">
            <text:p>8.08303</text:p>
          </table:table-cell>
          <table:table-cell office:value-type="float" office:value="7.7782770000000001" table:style-name="ce1">
            <text:p>7.778277</text:p>
          </table:table-cell>
          <table:table-cell office:value-type="float" office:value="7.0257509999999996" table:style-name="ce1">
            <text:p>7.025751</text:p>
          </table:table-cell>
          <table:table-cell office:value-type="float" office:value="7.2391819999999996" table:style-name="ce1">
            <text:p>7.239182</text:p>
          </table:table-cell>
          <table:table-cell office:value-type="float" office:value="7.02156" table:style-name="ce1">
            <text:p>7.02156</text:p>
          </table:table-cell>
          <table:table-cell office:value-type="float" office:value="7.4295599999999995" table:formula="of:=AVERAGE([.Q31:.U31])" table:style-name="ce1">
            <text:p>7.42956</text:p>
          </table:table-cell>
          <table:table-cell table:number-columns-repeated="2" table:style-name="ce1"/>
          <table:table-cell office:value-type="float" office:value="5.6470640000000003" table:style-name="ce1">
            <text:p>5.647064</text:p>
          </table:table-cell>
          <table:table-cell office:value-type="float" office:value="6.1728059999999996" table:style-name="ce1">
            <text:p>6.172806</text:p>
          </table:table-cell>
          <table:table-cell office:value-type="float" office:value="5.7064310000000003" table:style-name="ce1">
            <text:p>5.706431</text:p>
          </table:table-cell>
          <table:table-cell office:value-type="float" office:value="5.7161410000000004" table:style-name="ce1">
            <text:p>5.716141</text:p>
          </table:table-cell>
          <table:table-cell office:value-type="float" office:value="5.9151160000000003" table:style-name="ce1">
            <text:p>5.915116</text:p>
          </table:table-cell>
          <table:table-cell office:value-type="float" office:value="5.8315116000000007" table:formula="of:=AVERAGE([.Y31:.AC31])" table:style-name="ce1">
            <text:p>5.8315116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SHMAP</text:p>
          </table:table-cell>
          <table:table-cell table:number-columns-repeated="8" table:style-name="ce1"/>
          <table:table-cell office:value-type="string" table:style-name="ce1">
            <text:p>TREAP</text:p>
          </table:table-cell>
          <table:table-cell table:number-columns-repeated="7" table:style-name="ce1"/>
          <table:table-cell office:value-type="string" table:style-name="ce1">
            <text:p>HASHMAP</text:p>
          </table:table-cell>
          <table:table-cell office:value-type="string" table:style-name="ce1">
            <text:p>WITH PRINT</text:p>
          </table:table-cell>
          <table:table-cell table:number-columns-repeated="6" table:style-name="ce1"/>
          <table:table-cell office:value-type="string" table:style-name="ce1">
            <text:p>TREAP</text:p>
          </table:table-cell>
          <table:table-cell office:value-type="string" table:style-name="ce1">
            <text:p>WITH PRINT</text:p>
          </table:table-cell>
          <table:table-cell table:number-columns-repeated="1635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ragomir Andrei</meta:initial-creator>
    <dc:creator>Dragomir Andrei</dc:creator>
    <meta:creation-date>2022-12-21T15:26:47Z</meta:creation-date>
    <dc:date>2022-12-21T15:39:00Z</dc:date>
  </office:meta>
</office:document-meta>
</file>